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52.92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di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3944" calcext:value-type="float">
            <text:p>3944</text:p>
          </table:table-cell>
          <table:table-cell office:value-type="float" office:value="153.16518" calcext:value-type="float">
            <text:p>153.16518</text:p>
          </table:table-cell>
          <table:table-cell office:value-type="float" office:value="3755" calcext:value-type="float">
            <text:p>37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3689.80473373" calcext:value-type="float">
            <text:p>3689.80473373</text:p>
          </table:table-cell>
          <table:table-cell office:value-type="float" office:value="143.09837" calcext:value-type="float">
            <text:p>143.09837</text:p>
          </table:table-cell>
          <table:table-cell office:value-type="float" office:value="3384" calcext:value-type="float">
            <text:p>3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3938.77083333" calcext:value-type="float">
            <text:p>3938.77083333</text:p>
          </table:table-cell>
          <table:table-cell office:value-type="float" office:value="153.31417" calcext:value-type="float">
            <text:p>153.31417</text:p>
          </table:table-cell>
          <table:table-cell office:value-type="float" office:value="3773" calcext:value-type="float">
            <text:p>37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3558.18" calcext:value-type="float">
            <text:p>3558.18</text:p>
          </table:table-cell>
          <table:table-cell office:value-type="float" office:value="140.56717" calcext:value-type="float">
            <text:p>140.56717</text:p>
          </table:table-cell>
          <table:table-cell office:value-type="float" office:value="3291" calcext:value-type="float">
            <text:p>32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4326.5" calcext:value-type="float">
            <text:p>4326.5</text:p>
          </table:table-cell>
          <table:table-cell office:value-type="float" office:value="167.51567" calcext:value-type="float">
            <text:p>167.51567</text:p>
          </table:table-cell>
          <table:table-cell office:value-type="float" office:value="4273" calcext:value-type="float">
            <text:p>4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4085.13953488" calcext:value-type="float">
            <text:p>4085.13953488</text:p>
          </table:table-cell>
          <table:table-cell office:value-type="float" office:value="155.17351" calcext:value-type="float">
            <text:p>155.17351</text:p>
          </table:table-cell>
          <table:table-cell office:value-type="float" office:value="3928" calcext:value-type="float">
            <text:p>39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3798.06402439" calcext:value-type="float">
            <text:p>3798.06402439</text:p>
          </table:table-cell>
          <table:table-cell office:value-type="float" office:value="144.28556" calcext:value-type="float">
            <text:p>144.28556</text:p>
          </table:table-cell>
          <table:table-cell office:value-type="float" office:value="3479" calcext:value-type="float">
            <text:p>34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4236.06535948" calcext:value-type="float">
            <text:p>4236.06535948</text:p>
          </table:table-cell>
          <table:table-cell office:value-type="float" office:value="161.0163" calcext:value-type="float">
            <text:p>161.0163</text:p>
          </table:table-cell>
          <table:table-cell office:value-type="float" office:value="4094" calcext:value-type="float">
            <text:p>40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3913.25888325" calcext:value-type="float">
            <text:p>3913.25888325</text:p>
          </table:table-cell>
          <table:table-cell office:value-type="float" office:value="151.51737" calcext:value-type="float">
            <text:p>151.51737</text:p>
          </table:table-cell>
          <table:table-cell office:value-type="float" office:value="3733" calcext:value-type="float">
            <text:p>37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3545.265" calcext:value-type="float">
            <text:p>3545.265</text:p>
          </table:table-cell>
          <table:table-cell office:value-type="float" office:value="134.14236" calcext:value-type="float">
            <text:p>134.14236</text:p>
          </table:table-cell>
          <table:table-cell office:value-type="float" office:value="3252" calcext:value-type="float">
            <text:p>32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3811.50649351" calcext:value-type="float">
            <text:p>3811.50649351</text:p>
          </table:table-cell>
          <table:table-cell office:value-type="float" office:value="147.06169" calcext:value-type="float">
            <text:p>147.06169</text:p>
          </table:table-cell>
          <table:table-cell office:value-type="float" office:value="3636" calcext:value-type="float">
            <text:p>3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3959.65517241" calcext:value-type="float">
            <text:p>3959.65517241</text:p>
          </table:table-cell>
          <table:table-cell office:value-type="float" office:value="151.00613" calcext:value-type="float">
            <text:p>151.00613</text:p>
          </table:table-cell>
          <table:table-cell office:value-type="float" office:value="3745" calcext:value-type="float">
            <text:p>374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3062.08333333" calcext:value-type="float">
            <text:p>3062.08333333</text:p>
          </table:table-cell>
          <table:table-cell office:value-type="float" office:value="125.07979" calcext:value-type="float">
            <text:p>125.07979</text:p>
          </table:table-cell>
          <table:table-cell office:value-type="float" office:value="2956" calcext:value-type="float">
            <text:p>29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2961.28865979" calcext:value-type="float">
            <text:p>2961.28865979</text:p>
          </table:table-cell>
          <table:table-cell office:value-type="float" office:value="120.44721" calcext:value-type="float">
            <text:p>120.44721</text:p>
          </table:table-cell>
          <table:table-cell office:value-type="float" office:value="2752" calcext:value-type="float">
            <text:p>27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3067.55434783" calcext:value-type="float">
            <text:p>3067.55434783</text:p>
          </table:table-cell>
          <table:table-cell office:value-type="float" office:value="125.40754" calcext:value-type="float">
            <text:p>125.40754</text:p>
          </table:table-cell>
          <table:table-cell office:value-type="float" office:value="2975" calcext:value-type="float">
            <text:p>29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2829.46835443" calcext:value-type="float">
            <text:p>2829.46835443</text:p>
          </table:table-cell>
          <table:table-cell office:value-type="float" office:value="118.13871" calcext:value-type="float">
            <text:p>118.13871</text:p>
          </table:table-cell>
          <table:table-cell office:value-type="float" office:value="2677" calcext:value-type="float">
            <text:p>26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3311.875" calcext:value-type="float">
            <text:p>3311.875</text:p>
          </table:table-cell>
          <table:table-cell office:value-type="float" office:value="135.81605" calcext:value-type="float">
            <text:p>135.81605</text:p>
          </table:table-cell>
          <table:table-cell office:value-type="float" office:value="3290" calcext:value-type="float">
            <text:p>32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3212.62921348" calcext:value-type="float">
            <text:p>3212.62921348</text:p>
          </table:table-cell>
          <table:table-cell office:value-type="float" office:value="129.19074" calcext:value-type="float">
            <text:p>129.19074</text:p>
          </table:table-cell>
          <table:table-cell office:value-type="float" office:value="3111" calcext:value-type="float">
            <text:p>31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3005.74698795" calcext:value-type="float">
            <text:p>3005.74698795</text:p>
          </table:table-cell>
          <table:table-cell office:value-type="float" office:value="121.0534" calcext:value-type="float">
            <text:p>121.0534</text:p>
          </table:table-cell>
          <table:table-cell office:value-type="float" office:value="2822" calcext:value-type="float">
            <text:p>28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3259.6625" calcext:value-type="float">
            <text:p>3259.6625</text:p>
          </table:table-cell>
          <table:table-cell office:value-type="float" office:value="131.58665" calcext:value-type="float">
            <text:p>131.58665</text:p>
          </table:table-cell>
          <table:table-cell office:value-type="float" office:value="3194" calcext:value-type="float">
            <text:p>31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3085.24409449" calcext:value-type="float">
            <text:p>3085.24409449</text:p>
          </table:table-cell>
          <table:table-cell office:value-type="float" office:value="125.73631" calcext:value-type="float">
            <text:p>125.73631</text:p>
          </table:table-cell>
          <table:table-cell office:value-type="float" office:value="2980" calcext:value-type="float">
            <text:p>29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2824.93793103" calcext:value-type="float">
            <text:p>2824.93793103</text:p>
          </table:table-cell>
          <table:table-cell office:value-type="float" office:value="112.70976" calcext:value-type="float">
            <text:p>112.70976</text:p>
          </table:table-cell>
          <table:table-cell office:value-type="float" office:value="2612" calcext:value-type="float">
            <text:p>26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2994.17204301" calcext:value-type="float">
            <text:p>2994.17204301</text:p>
          </table:table-cell>
          <table:table-cell office:value-type="float" office:value="122.69393" calcext:value-type="float">
            <text:p>122.69393</text:p>
          </table:table-cell>
          <table:table-cell office:value-type="float" office:value="2894" calcext:value-type="float">
            <text:p>28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3102.4" calcext:value-type="float">
            <text:p>3102.4</text:p>
          </table:table-cell>
          <table:table-cell office:value-type="float" office:value="125.85845" calcext:value-type="float">
            <text:p>125.85845</text:p>
          </table:table-cell>
          <table:table-cell office:value-type="float" office:value="2980" calcext:value-type="float">
            <text:p>298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2563.79411765" calcext:value-type="float">
            <text:p>2563.79411765</text:p>
          </table:table-cell>
          <table:table-cell office:value-type="float" office:value="109.97823" calcext:value-type="float">
            <text:p>109.97823</text:p>
          </table:table-cell>
          <table:table-cell office:value-type="float" office:value="2491" calcext:value-type="float">
            <text:p>24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2480.28" calcext:value-type="float">
            <text:p>2480.28</text:p>
          </table:table-cell>
          <table:table-cell office:value-type="float" office:value="105.87901" calcext:value-type="float">
            <text:p>105.87901</text:p>
          </table:table-cell>
          <table:table-cell office:value-type="float" office:value="2343" calcext:value-type="float">
            <text:p>23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2572.63076923" calcext:value-type="float">
            <text:p>2572.63076923</text:p>
          </table:table-cell>
          <table:table-cell office:value-type="float" office:value="109.97595" calcext:value-type="float">
            <text:p>109.97595</text:p>
          </table:table-cell>
          <table:table-cell office:value-type="float" office:value="2501" calcext:value-type="float">
            <text:p>25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2359.16806723" calcext:value-type="float">
            <text:p>2359.16806723</text:p>
          </table:table-cell>
          <table:table-cell office:value-type="float" office:value="103.35134" calcext:value-type="float">
            <text:p>103.35134</text:p>
          </table:table-cell>
          <table:table-cell office:value-type="float" office:value="2264" calcext:value-type="float">
            <text:p>22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2758.15384615" calcext:value-type="float">
            <text:p>2758.15384615</text:p>
          </table:table-cell>
          <table:table-cell office:value-type="float" office:value="118.50047" calcext:value-type="float">
            <text:p>118.50047</text:p>
          </table:table-cell>
          <table:table-cell office:value-type="float" office:value="2747" calcext:value-type="float">
            <text:p>2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2678.52459016" calcext:value-type="float">
            <text:p>2678.52459016</text:p>
          </table:table-cell>
          <table:table-cell office:value-type="float" office:value="113.52004" calcext:value-type="float">
            <text:p>113.52004</text:p>
          </table:table-cell>
          <table:table-cell office:value-type="float" office:value="2620" calcext:value-type="float">
            <text:p>26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2536.04123711" calcext:value-type="float">
            <text:p>2536.04123711</text:p>
          </table:table-cell>
          <table:table-cell office:value-type="float" office:value="108.07061" calcext:value-type="float">
            <text:p>108.07061</text:p>
          </table:table-cell>
          <table:table-cell office:value-type="float" office:value="2424" calcext:value-type="float">
            <text:p>2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2707.88235294" calcext:value-type="float">
            <text:p>2707.88235294</text:p>
          </table:table-cell>
          <table:table-cell office:value-type="float" office:value="115.10469" calcext:value-type="float">
            <text:p>115.10469</text:p>
          </table:table-cell>
          <table:table-cell office:value-type="float" office:value="2672" calcext:value-type="float">
            <text:p>26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2617.24418605" calcext:value-type="float">
            <text:p>2617.24418605</text:p>
          </table:table-cell>
          <table:table-cell office:value-type="float" office:value="111.13573" calcext:value-type="float">
            <text:p>111.13573</text:p>
          </table:table-cell>
          <table:table-cell office:value-type="float" office:value="2530" calcext:value-type="float">
            <text:p>25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2414.11570248" calcext:value-type="float">
            <text:p>2414.11570248</text:p>
          </table:table-cell>
          <table:table-cell office:value-type="float" office:value="100.8486" calcext:value-type="float">
            <text:p>100.8486</text:p>
          </table:table-cell>
          <table:table-cell office:value-type="float" office:value="2248" calcext:value-type="float">
            <text:p>22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2495.8" calcext:value-type="float">
            <text:p>2495.8</text:p>
          </table:table-cell>
          <table:table-cell office:value-type="float" office:value="107.91553" calcext:value-type="float">
            <text:p>107.91553</text:p>
          </table:table-cell>
          <table:table-cell office:value-type="float" office:value="2446" calcext:value-type="float">
            <text:p>24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2595.90140845" calcext:value-type="float">
            <text:p>2595.90140845</text:p>
          </table:table-cell>
          <table:table-cell office:value-type="float" office:value="110.43479" calcext:value-type="float">
            <text:p>110.43479</text:p>
          </table:table-cell>
          <table:table-cell office:value-type="float" office:value="2513" calcext:value-type="float">
            <text:p>251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2209.13793103" calcext:value-type="float">
            <text:p>2209.13793103</text:p>
          </table:table-cell>
          <table:table-cell office:value-type="float" office:value="98.90803" calcext:value-type="float">
            <text:p>98.90803</text:p>
          </table:table-cell>
          <table:table-cell office:value-type="float" office:value="2160" calcext:value-type="float">
            <text:p>21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2150.45901639" calcext:value-type="float">
            <text:p>2150.45901639</text:p>
          </table:table-cell>
          <table:table-cell office:value-type="float" office:value="95.57878" calcext:value-type="float">
            <text:p>95.57878</text:p>
          </table:table-cell>
          <table:table-cell office:value-type="float" office:value="2043" calcext:value-type="float">
            <text:p>20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2216.84482759" calcext:value-type="float">
            <text:p>2216.84482759</text:p>
          </table:table-cell>
          <table:table-cell office:value-type="float" office:value="98.83806" calcext:value-type="float">
            <text:p>98.83806</text:p>
          </table:table-cell>
          <table:table-cell office:value-type="float" office:value="2169" calcext:value-type="float">
            <text:p>21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2065.06896552" calcext:value-type="float">
            <text:p>2065.06896552</text:p>
          </table:table-cell>
          <table:table-cell office:value-type="float" office:value="93.58332" calcext:value-type="float">
            <text:p>93.58332</text:p>
          </table:table-cell>
          <table:table-cell office:value-type="float" office:value="1983" calcext:value-type="float">
            <text:p>1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2359.10714286" calcext:value-type="float">
            <text:p>2359.10714286</text:p>
          </table:table-cell>
          <table:table-cell office:value-type="float" office:value="105.78137" calcext:value-type="float">
            <text:p>105.78137</text:p>
          </table:table-cell>
          <table:table-cell office:value-type="float" office:value="2353" calcext:value-type="float">
            <text:p>23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2295.35714286" calcext:value-type="float">
            <text:p>2295.35714286</text:p>
          </table:table-cell>
          <table:table-cell office:value-type="float" office:value="101.68646" calcext:value-type="float">
            <text:p>101.68646</text:p>
          </table:table-cell>
          <table:table-cell office:value-type="float" office:value="2256" calcext:value-type="float">
            <text:p>22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2196.97560976" calcext:value-type="float">
            <text:p>2196.97560976</text:p>
          </table:table-cell>
          <table:table-cell office:value-type="float" office:value="97.53473" calcext:value-type="float">
            <text:p>97.53473</text:p>
          </table:table-cell>
          <table:table-cell office:value-type="float" office:value="2127" calcext:value-type="float">
            <text:p>21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2307.5" calcext:value-type="float">
            <text:p>2307.5</text:p>
          </table:table-cell>
          <table:table-cell office:value-type="float" office:value="102.94426" calcext:value-type="float">
            <text:p>102.94426</text:p>
          </table:table-cell>
          <table:table-cell office:value-type="float" office:value="2290" calcext:value-type="float">
            <text:p>22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2256.4" calcext:value-type="float">
            <text:p>2256.4</text:p>
          </table:table-cell>
          <table:table-cell office:value-type="float" office:value="99.9114" calcext:value-type="float">
            <text:p>99.9114</text:p>
          </table:table-cell>
          <table:table-cell office:value-type="float" office:value="2192" calcext:value-type="float">
            <text:p>21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2092.51886792" calcext:value-type="float">
            <text:p>2092.51886792</text:p>
          </table:table-cell>
          <table:table-cell office:value-type="float" office:value="91.2706" calcext:value-type="float">
            <text:p>91.2706</text:p>
          </table:table-cell>
          <table:table-cell office:value-type="float" office:value="1957" calcext:value-type="float">
            <text:p>19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2161.72222222" calcext:value-type="float">
            <text:p>2161.72222222</text:p>
          </table:table-cell>
          <table:table-cell office:value-type="float" office:value="97.10368" calcext:value-type="float">
            <text:p>97.10368</text:p>
          </table:table-cell>
          <table:table-cell office:value-type="float" office:value="2117" calcext:value-type="float">
            <text:p>21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2237.12280702" calcext:value-type="float">
            <text:p>2237.12280702</text:p>
          </table:table-cell>
          <table:table-cell office:value-type="float" office:value="99.44263" calcext:value-type="float">
            <text:p>99.44263</text:p>
          </table:table-cell>
          <table:table-cell office:value-type="float" office:value="2173" calcext:value-type="float">
            <text:p>217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1963.36538462" calcext:value-type="float">
            <text:p>1963.36538462</text:p>
          </table:table-cell>
          <table:table-cell office:value-type="float" office:value="89.66496" calcext:value-type="float">
            <text:p>89.66496</text:p>
          </table:table-cell>
          <table:table-cell office:value-type="float" office:value="1927" calcext:value-type="float">
            <text:p>19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1934.0625" calcext:value-type="float">
            <text:p>1934.0625</text:p>
          </table:table-cell>
          <table:table-cell office:value-type="float" office:value="87.18367" calcext:value-type="float">
            <text:p>87.18367</text:p>
          </table:table-cell>
          <table:table-cell office:value-type="float" office:value="1833" calcext:value-type="float">
            <text:p>18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1990.48979592" calcext:value-type="float">
            <text:p>1990.48979592</text:p>
          </table:table-cell>
          <table:table-cell office:value-type="float" office:value="90.0252" calcext:value-type="float">
            <text:p>90.0252</text:p>
          </table:table-cell>
          <table:table-cell office:value-type="float" office:value="1944" calcext:value-type="float">
            <text:p>19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1850.11842105" calcext:value-type="float">
            <text:p>1850.11842105</text:p>
          </table:table-cell>
          <table:table-cell office:value-type="float" office:value="85.32459" calcext:value-type="float">
            <text:p>85.32459</text:p>
          </table:table-cell>
          <table:table-cell office:value-type="float" office:value="1781" calcext:value-type="float">
            <text:p>17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2089.61904762" calcext:value-type="float">
            <text:p>2089.61904762</text:p>
          </table:table-cell>
          <table:table-cell office:value-type="float" office:value="95.45809" calcext:value-type="float">
            <text:p>95.45809</text:p>
          </table:table-cell>
          <table:table-cell office:value-type="float" office:value="2087" calcext:value-type="float">
            <text:p>20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2042.78125" calcext:value-type="float">
            <text:p>2042.78125</text:p>
          </table:table-cell>
          <table:table-cell office:value-type="float" office:value="91.93574" calcext:value-type="float">
            <text:p>91.93574</text:p>
          </table:table-cell>
          <table:table-cell office:value-type="float" office:value="2009" calcext:value-type="float">
            <text:p>20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1970.02173913" calcext:value-type="float">
            <text:p>1970.02173913</text:p>
          </table:table-cell>
          <table:table-cell office:value-type="float" office:value="89.57894" calcext:value-type="float">
            <text:p>89.57894</text:p>
          </table:table-cell>
          <table:table-cell office:value-type="float" office:value="1920" calcext:value-type="float">
            <text:p>19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2057.77272727" calcext:value-type="float">
            <text:p>2057.77272727</text:p>
          </table:table-cell>
          <table:table-cell office:value-type="float" office:value="92.87923" calcext:value-type="float">
            <text:p>92.87923</text:p>
          </table:table-cell>
          <table:table-cell office:value-type="float" office:value="2038" calcext:value-type="float">
            <text:p>20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2021.96078431" calcext:value-type="float">
            <text:p>2021.96078431</text:p>
          </table:table-cell>
          <table:table-cell office:value-type="float" office:value="91.08632" calcext:value-type="float">
            <text:p>91.08632</text:p>
          </table:table-cell>
          <table:table-cell office:value-type="float" office:value="1969" calcext:value-type="float">
            <text:p>19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1878.72527473" calcext:value-type="float">
            <text:p>1878.72527473</text:p>
          </table:table-cell>
          <table:table-cell office:value-type="float" office:value="82.85106" calcext:value-type="float">
            <text:p>82.85106</text:p>
          </table:table-cell>
          <table:table-cell office:value-type="float" office:value="1764" calcext:value-type="float">
            <text:p>17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1934.46666667" calcext:value-type="float">
            <text:p>1934.46666667</text:p>
          </table:table-cell>
          <table:table-cell office:value-type="float" office:value="88.21122" calcext:value-type="float">
            <text:p>88.21122</text:p>
          </table:table-cell>
          <table:table-cell office:value-type="float" office:value="1899" calcext:value-type="float">
            <text:p>18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1992.88372093" calcext:value-type="float">
            <text:p>1992.88372093</text:p>
          </table:table-cell>
          <table:table-cell office:value-type="float" office:value="90.00139" calcext:value-type="float">
            <text:p>90.00139</text:p>
          </table:table-cell>
          <table:table-cell office:value-type="float" office:value="1943" calcext:value-type="float">
            <text:p>194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1793.45945946" calcext:value-type="float">
            <text:p>1793.45945946</text:p>
          </table:table-cell>
          <table:table-cell office:value-type="float" office:value="84.08533" calcext:value-type="float">
            <text:p>84.08533</text:p>
          </table:table-cell>
          <table:table-cell office:value-type="float" office:value="1759" calcext:value-type="float">
            <text:p>17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1760.7826087" calcext:value-type="float">
            <text:p>1760.7826087</text:p>
          </table:table-cell>
          <table:table-cell office:value-type="float" office:value="81.82777" calcext:value-type="float">
            <text:p>81.82777</text:p>
          </table:table-cell>
          <table:table-cell office:value-type="float" office:value="1685" calcext:value-type="float">
            <text:p>16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1813.56097561" calcext:value-type="float">
            <text:p>1813.56097561</text:p>
          </table:table-cell>
          <table:table-cell office:value-type="float" office:value="84.42973" calcext:value-type="float">
            <text:p>84.42973</text:p>
          </table:table-cell>
          <table:table-cell office:value-type="float" office:value="1776" calcext:value-type="float">
            <text:p>17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1706.26666667" calcext:value-type="float">
            <text:p>1706.26666667</text:p>
          </table:table-cell>
          <table:table-cell office:value-type="float" office:value="80.57416" calcext:value-type="float">
            <text:p>80.57416</text:p>
          </table:table-cell>
          <table:table-cell office:value-type="float" office:value="1641" calcext:value-type="float">
            <text:p>16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1906" calcext:value-type="float">
            <text:p>1906</text:p>
          </table:table-cell>
          <table:table-cell office:value-type="float" office:value="89.47895" calcext:value-type="float">
            <text:p>89.47895</text:p>
          </table:table-cell>
          <table:table-cell office:value-type="float" office:value="1903" calcext:value-type="float">
            <text:p>19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1870.37037037" calcext:value-type="float">
            <text:p>1870.37037037</text:p>
          </table:table-cell>
          <table:table-cell office:value-type="float" office:value="86.5889" calcext:value-type="float">
            <text:p>86.5889</text:p>
          </table:table-cell>
          <table:table-cell office:value-type="float" office:value="1840" calcext:value-type="float">
            <text:p>18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1804.54471545" calcext:value-type="float">
            <text:p>1804.54471545</text:p>
          </table:table-cell>
          <table:table-cell office:value-type="float" office:value="84.24151" calcext:value-type="float">
            <text:p>84.24151</text:p>
          </table:table-cell>
          <table:table-cell office:value-type="float" office:value="1761" calcext:value-type="float">
            <text:p>17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1879.11764706" calcext:value-type="float">
            <text:p>1879.11764706</text:p>
          </table:table-cell>
          <table:table-cell office:value-type="float" office:value="86.92256" calcext:value-type="float">
            <text:p>86.92256</text:p>
          </table:table-cell>
          <table:table-cell office:value-type="float" office:value="1860" calcext:value-type="float">
            <text:p>18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1844.4" calcext:value-type="float">
            <text:p>1844.4</text:p>
          </table:table-cell>
          <table:table-cell office:value-type="float" office:value="85.35427" calcext:value-type="float">
            <text:p>85.35427</text:p>
          </table:table-cell>
          <table:table-cell office:value-type="float" office:value="1801" calcext:value-type="float">
            <text:p>18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1726.59036145" calcext:value-type="float">
            <text:p>1726.59036145</text:p>
          </table:table-cell>
          <table:table-cell office:value-type="float" office:value="78.29233" calcext:value-type="float">
            <text:p>78.29233</text:p>
          </table:table-cell>
          <table:table-cell office:value-type="float" office:value="1624" calcext:value-type="float">
            <text:p>16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1764.75" calcext:value-type="float">
            <text:p>1764.75</text:p>
          </table:table-cell>
          <table:table-cell office:value-type="float" office:value="82.80737" calcext:value-type="float">
            <text:p>82.80737</text:p>
          </table:table-cell>
          <table:table-cell office:value-type="float" office:value="1736" calcext:value-type="float">
            <text:p>17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1825.24324324" calcext:value-type="float">
            <text:p>1825.24324324</text:p>
          </table:table-cell>
          <table:table-cell office:value-type="float" office:value="84.64923" calcext:value-type="float">
            <text:p>84.64923</text:p>
          </table:table-cell>
          <table:table-cell office:value-type="float" office:value="1779" calcext:value-type="float">
            <text:p>177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1642.51612903" calcext:value-type="float">
            <text:p>1642.51612903</text:p>
          </table:table-cell>
          <table:table-cell office:value-type="float" office:value="78.70347" calcext:value-type="float">
            <text:p>78.70347</text:p>
          </table:table-cell>
          <table:table-cell office:value-type="float" office:value="1612" calcext:value-type="float">
            <text:p>16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1604.85714286" calcext:value-type="float">
            <text:p>1604.85714286</text:p>
          </table:table-cell>
          <table:table-cell office:value-type="float" office:value="76.72496" calcext:value-type="float">
            <text:p>76.72496</text:p>
          </table:table-cell>
          <table:table-cell office:value-type="float" office:value="1544" calcext:value-type="float">
            <text:p>15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1662.02941176" calcext:value-type="float">
            <text:p>1662.02941176</text:p>
          </table:table-cell>
          <table:table-cell office:value-type="float" office:value="78.91745" calcext:value-type="float">
            <text:p>78.91745</text:p>
          </table:table-cell>
          <table:table-cell office:value-type="float" office:value="1626" calcext:value-type="float">
            <text:p>16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1561.77358491" calcext:value-type="float">
            <text:p>1561.77358491</text:p>
          </table:table-cell>
          <table:table-cell office:value-type="float" office:value="75.60455" calcext:value-type="float">
            <text:p>75.60455</text:p>
          </table:table-cell>
          <table:table-cell office:value-type="float" office:value="1508" calcext:value-type="float">
            <text:p>15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1737.21428571" calcext:value-type="float">
            <text:p>1737.21428571</text:p>
          </table:table-cell>
          <table:table-cell office:value-type="float" office:value="83.42335" calcext:value-type="float">
            <text:p>83.42335</text:p>
          </table:table-cell>
          <table:table-cell office:value-type="float" office:value="1734" calcext:value-type="float">
            <text:p>17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1712.95652174" calcext:value-type="float">
            <text:p>1712.95652174</text:p>
          </table:table-cell>
          <table:table-cell office:value-type="float" office:value="80.84127" calcext:value-type="float">
            <text:p>80.84127</text:p>
          </table:table-cell>
          <table:table-cell office:value-type="float" office:value="1684" calcext:value-type="float">
            <text:p>16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1653.78" calcext:value-type="float">
            <text:p>1653.78</text:p>
          </table:table-cell>
          <table:table-cell office:value-type="float" office:value="78.81077" calcext:value-type="float">
            <text:p>78.81077</text:p>
          </table:table-cell>
          <table:table-cell office:value-type="float" office:value="1611" calcext:value-type="float">
            <text:p>16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1713.4" calcext:value-type="float">
            <text:p>1713.4</text:p>
          </table:table-cell>
          <table:table-cell office:value-type="float" office:value="81.20889" calcext:value-type="float">
            <text:p>81.20889</text:p>
          </table:table-cell>
          <table:table-cell office:value-type="float" office:value="1698" calcext:value-type="float">
            <text:p>16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1674.51219512" calcext:value-type="float">
            <text:p>1674.51219512</text:p>
          </table:table-cell>
          <table:table-cell office:value-type="float" office:value="79.93563" calcext:value-type="float">
            <text:p>79.93563</text:p>
          </table:table-cell>
          <table:table-cell office:value-type="float" office:value="1647" calcext:value-type="float">
            <text:p>16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1581.04" calcext:value-type="float">
            <text:p>1581.04</text:p>
          </table:table-cell>
          <table:table-cell office:value-type="float" office:value="73.14835" calcext:value-type="float">
            <text:p>73.14835</text:p>
          </table:table-cell>
          <table:table-cell office:value-type="float" office:value="1489" calcext:value-type="float">
            <text:p>1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1612.79411765" calcext:value-type="float">
            <text:p>1612.79411765</text:p>
          </table:table-cell>
          <table:table-cell office:value-type="float" office:value="77.28615" calcext:value-type="float">
            <text:p>77.28615</text:p>
          </table:table-cell>
          <table:table-cell office:value-type="float" office:value="1591" calcext:value-type="float">
            <text:p>15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1673" calcext:value-type="float">
            <text:p>1673</text:p>
          </table:table-cell>
          <table:table-cell office:value-type="float" office:value="79.32482" calcext:value-type="float">
            <text:p>79.32482</text:p>
          </table:table-cell>
          <table:table-cell office:value-type="float" office:value="1628" calcext:value-type="float">
            <text:p>162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1503.78571429" calcext:value-type="float">
            <text:p>1503.78571429</text:p>
          </table:table-cell>
          <table:table-cell office:value-type="float" office:value="74.12781" calcext:value-type="float">
            <text:p>74.12781</text:p>
          </table:table-cell>
          <table:table-cell office:value-type="float" office:value="1480" calcext:value-type="float">
            <text:p>14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1481.77777778" calcext:value-type="float">
            <text:p>1481.77777778</text:p>
          </table:table-cell>
          <table:table-cell office:value-type="float" office:value="72.49067" calcext:value-type="float">
            <text:p>72.49067</text:p>
          </table:table-cell>
          <table:table-cell office:value-type="float" office:value="1424" calcext:value-type="float">
            <text:p>1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1514.89655172" calcext:value-type="float">
            <text:p>1514.89655172</text:p>
          </table:table-cell>
          <table:table-cell office:value-type="float" office:value="74.15965" calcext:value-type="float">
            <text:p>74.15965</text:p>
          </table:table-cell>
          <table:table-cell office:value-type="float" office:value="1488" calcext:value-type="float">
            <text:p>14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1430.78431373" calcext:value-type="float">
            <text:p>1430.78431373</text:p>
          </table:table-cell>
          <table:table-cell office:value-type="float" office:value="71.5389" calcext:value-type="float">
            <text:p>71.5389</text:p>
          </table:table-cell>
          <table:table-cell office:value-type="float" office:value="1390" calcext:value-type="float">
            <text:p>13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1590.33333333" calcext:value-type="float">
            <text:p>1590.33333333</text:p>
          </table:table-cell>
          <table:table-cell office:value-type="float" office:value="78.55667" calcext:value-type="float">
            <text:p>78.55667</text:p>
          </table:table-cell>
          <table:table-cell office:value-type="float" office:value="1588" calcext:value-type="float">
            <text:p>15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1561.25" calcext:value-type="float">
            <text:p>1561.25</text:p>
          </table:table-cell>
          <table:table-cell office:value-type="float" office:value="75.91083" calcext:value-type="float">
            <text:p>75.91083</text:p>
          </table:table-cell>
          <table:table-cell office:value-type="float" office:value="1538" calcext:value-type="float">
            <text:p>15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1524.5" calcext:value-type="float">
            <text:p>1524.5</text:p>
          </table:table-cell>
          <table:table-cell office:value-type="float" office:value="74.662" calcext:value-type="float">
            <text:p>74.662</text:p>
          </table:table-cell>
          <table:table-cell office:value-type="float" office:value="1484" calcext:value-type="float">
            <text:p>14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1562.76923077" calcext:value-type="float">
            <text:p>1562.76923077</text:p>
          </table:table-cell>
          <table:table-cell office:value-type="float" office:value="76.29865" calcext:value-type="float">
            <text:p>76.29865</text:p>
          </table:table-cell>
          <table:table-cell office:value-type="float" office:value="1551" calcext:value-type="float">
            <text:p>15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1539.08108108" calcext:value-type="float">
            <text:p>1539.08108108</text:p>
          </table:table-cell>
          <table:table-cell office:value-type="float" office:value="75.45909" calcext:value-type="float">
            <text:p>75.45909</text:p>
          </table:table-cell>
          <table:table-cell office:value-type="float" office:value="1518" calcext:value-type="float">
            <text:p>15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1467.83333333" calcext:value-type="float">
            <text:p>1467.83333333</text:p>
          </table:table-cell>
          <table:table-cell office:value-type="float" office:value="69.36329" calcext:value-type="float">
            <text:p>69.36329</text:p>
          </table:table-cell>
          <table:table-cell office:value-type="float" office:value="1377" calcext:value-type="float">
            <text:p>13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1487.34482759" calcext:value-type="float">
            <text:p>1487.34482759</text:p>
          </table:table-cell>
          <table:table-cell office:value-type="float" office:value="72.9766" calcext:value-type="float">
            <text:p>72.9766</text:p>
          </table:table-cell>
          <table:table-cell office:value-type="float" office:value="1468" calcext:value-type="float">
            <text:p>14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1536.03333333" calcext:value-type="float">
            <text:p>1536.03333333</text:p>
          </table:table-cell>
          <table:table-cell office:value-type="float" office:value="74.81873" calcext:value-type="float">
            <text:p>74.81873</text:p>
          </table:table-cell>
          <table:table-cell office:value-type="float" office:value="1500" calcext:value-type="float">
            <text:p>15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1400.33333333" calcext:value-type="float">
            <text:p>1400.33333333</text:p>
          </table:table-cell>
          <table:table-cell office:value-type="float" office:value="69.31631" calcext:value-type="float">
            <text:p>69.31631</text:p>
          </table:table-cell>
          <table:table-cell office:value-type="float" office:value="1372" calcext:value-type="float">
            <text:p>13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1384.09677419" calcext:value-type="float">
            <text:p>1384.09677419</text:p>
          </table:table-cell>
          <table:table-cell office:value-type="float" office:value="68.15071" calcext:value-type="float">
            <text:p>68.15071</text:p>
          </table:table-cell>
          <table:table-cell office:value-type="float" office:value="1327" calcext:value-type="float">
            <text:p>13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1404.5" calcext:value-type="float">
            <text:p>1404.5</text:p>
          </table:table-cell>
          <table:table-cell office:value-type="float" office:value="69.53299" calcext:value-type="float">
            <text:p>69.53299</text:p>
          </table:table-cell>
          <table:table-cell office:value-type="float" office:value="1382" calcext:value-type="float">
            <text:p>13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1328.19565217" calcext:value-type="float">
            <text:p>1328.19565217</text:p>
          </table:table-cell>
          <table:table-cell office:value-type="float" office:value="66.96885" calcext:value-type="float">
            <text:p>66.96885</text:p>
          </table:table-cell>
          <table:table-cell office:value-type="float" office:value="1291" calcext:value-type="float">
            <text:p>12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1469.36363636" calcext:value-type="float">
            <text:p>1469.36363636</text:p>
          </table:table-cell>
          <table:table-cell office:value-type="float" office:value="73.75898" calcext:value-type="float">
            <text:p>73.75898</text:p>
          </table:table-cell>
          <table:table-cell office:value-type="float" office:value="1468" calcext:value-type="float">
            <text:p>14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1444.55" calcext:value-type="float">
            <text:p>1444.55</text:p>
          </table:table-cell>
          <table:table-cell office:value-type="float" office:value="71.3894" calcext:value-type="float">
            <text:p>71.3894</text:p>
          </table:table-cell>
          <table:table-cell office:value-type="float" office:value="1427" calcext:value-type="float">
            <text:p>1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1413.5" calcext:value-type="float">
            <text:p>1413.5</text:p>
          </table:table-cell>
          <table:table-cell office:value-type="float" office:value="70.74628" calcext:value-type="float">
            <text:p>70.74628</text:p>
          </table:table-cell>
          <table:table-cell office:value-type="float" office:value="1377" calcext:value-type="float">
            <text:p>13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1446" calcext:value-type="float">
            <text:p>1446</text:p>
          </table:table-cell>
          <table:table-cell office:value-type="float" office:value="71.68183" calcext:value-type="float">
            <text:p>71.68183</text:p>
          </table:table-cell>
          <table:table-cell office:value-type="float" office:value="1436" calcext:value-type="float">
            <text:p>14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1425.96875" calcext:value-type="float">
            <text:p>1425.96875</text:p>
          </table:table-cell>
          <table:table-cell office:value-type="float" office:value="70.77406" calcext:value-type="float">
            <text:p>70.77406</text:p>
          </table:table-cell>
          <table:table-cell office:value-type="float" office:value="1404" calcext:value-type="float">
            <text:p>14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1354.19672131" calcext:value-type="float">
            <text:p>1354.19672131</text:p>
          </table:table-cell>
          <table:table-cell office:value-type="float" office:value="65.46501" calcext:value-type="float">
            <text:p>65.46501</text:p>
          </table:table-cell>
          <table:table-cell office:value-type="float" office:value="1281" calcext:value-type="float">
            <text:p>12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1374.73076923" calcext:value-type="float">
            <text:p>1374.73076923</text:p>
          </table:table-cell>
          <table:table-cell office:value-type="float" office:value="68.27634" calcext:value-type="float">
            <text:p>68.27634</text:p>
          </table:table-cell>
          <table:table-cell office:value-type="float" office:value="1358" calcext:value-type="float">
            <text:p>13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1422.11538462" calcext:value-type="float">
            <text:p>1422.11538462</text:p>
          </table:table-cell>
          <table:table-cell office:value-type="float" office:value="69.97532" calcext:value-type="float">
            <text:p>69.97532</text:p>
          </table:table-cell>
          <table:table-cell office:value-type="float" office:value="1389" calcext:value-type="float">
            <text:p>138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string" calcext:value-type="string">
            <text:p>PD_whole_tree</text:p>
          </table:table-cell>
          <table:table-cell office:value-type="string" calcext:value-type="string">
            <text:p>observed_ot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1</text:p>
          </table:table-cell>
          <table:table-cell office:value-type="float" office:value="1314.33333333" calcext:value-type="float">
            <text:p>1314.33333333</text:p>
          </table:table-cell>
          <table:table-cell office:value-type="float" office:value="65.62739" calcext:value-type="float">
            <text:p>65.62739</text:p>
          </table:table-cell>
          <table:table-cell office:value-type="float" office:value="1285" calcext:value-type="float">
            <text:p>12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3</text:p>
          </table:table-cell>
          <table:table-cell office:value-type="float" office:value="1295.21428571" calcext:value-type="float">
            <text:p>1295.21428571</text:p>
          </table:table-cell>
          <table:table-cell office:value-type="float" office:value="64.78574" calcext:value-type="float">
            <text:p>64.78574</text:p>
          </table:table-cell>
          <table:table-cell office:value-type="float" office:value="1246" calcext:value-type="float">
            <text:p>12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2</text:p>
          </table:table-cell>
          <table:table-cell office:value-type="float" office:value="1315.37037037" calcext:value-type="float">
            <text:p>1315.37037037</text:p>
          </table:table-cell>
          <table:table-cell office:value-type="float" office:value="66.01421" calcext:value-type="float">
            <text:p>66.01421</text:p>
          </table:table-cell>
          <table:table-cell office:value-type="float" office:value="1297" calcext:value-type="float">
            <text:p>12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6_4</text:p>
          </table:table-cell>
          <table:table-cell office:value-type="float" office:value="1244.6097561" calcext:value-type="float">
            <text:p>1244.6097561</text:p>
          </table:table-cell>
          <table:table-cell office:value-type="float" office:value="63.43088" calcext:value-type="float">
            <text:p>63.43088</text:p>
          </table:table-cell>
          <table:table-cell office:value-type="float" office:value="1211" calcext:value-type="float">
            <text:p>12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2</text:p>
          </table:table-cell>
          <table:table-cell office:value-type="float" office:value="1375.66666667" calcext:value-type="float">
            <text:p>1375.66666667</text:p>
          </table:table-cell>
          <table:table-cell office:value-type="float" office:value="69.61161" calcext:value-type="float">
            <text:p>69.61161</text:p>
          </table:table-cell>
          <table:table-cell office:value-type="float" office:value="1375" calcext:value-type="float">
            <text:p>13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1</text:p>
          </table:table-cell>
          <table:table-cell office:value-type="float" office:value="1355.4375" calcext:value-type="float">
            <text:p>1355.4375</text:p>
          </table:table-cell>
          <table:table-cell office:value-type="float" office:value="67.53031" calcext:value-type="float">
            <text:p>67.53031</text:p>
          </table:table-cell>
          <table:table-cell office:value-type="float" office:value="1341" calcext:value-type="float">
            <text:p>13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3</text:p>
          </table:table-cell>
          <table:table-cell office:value-type="float" office:value="1340.1" calcext:value-type="float">
            <text:p>1340.1</text:p>
          </table:table-cell>
          <table:table-cell office:value-type="float" office:value="67.14697" calcext:value-type="float">
            <text:p>67.14697</text:p>
          </table:table-cell>
          <table:table-cell office:value-type="float" office:value="1301" calcext:value-type="float">
            <text:p>1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4</text:p>
          </table:table-cell>
          <table:table-cell office:value-type="float" office:value="1355.5" calcext:value-type="float">
            <text:p>1355.5</text:p>
          </table:table-cell>
          <table:table-cell office:value-type="float" office:value="67.97217" calcext:value-type="float">
            <text:p>67.97217</text:p>
          </table:table-cell>
          <table:table-cell office:value-type="float" office:value="1350" calcext:value-type="float">
            <text:p>13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5</text:p>
          </table:table-cell>
          <table:table-cell office:value-type="float" office:value="1344.66666667" calcext:value-type="float">
            <text:p>1344.66666667</text:p>
          </table:table-cell>
          <table:table-cell office:value-type="float" office:value="67.10597" calcext:value-type="float">
            <text:p>67.10597</text:p>
          </table:table-cell>
          <table:table-cell office:value-type="float" office:value="1320" calcext:value-type="float">
            <text:p>13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6</text:p>
          </table:table-cell>
          <table:table-cell office:value-type="float" office:value="1281.26666667" calcext:value-type="float">
            <text:p>1281.26666667</text:p>
          </table:table-cell>
          <table:table-cell office:value-type="float" office:value="62.67911" calcext:value-type="float">
            <text:p>62.67911</text:p>
          </table:table-cell>
          <table:table-cell office:value-type="float" office:value="1216" calcext:value-type="float">
            <text:p>12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7</text:p>
          </table:table-cell>
          <table:table-cell office:value-type="float" office:value="1287.5" calcext:value-type="float">
            <text:p>1287.5</text:p>
          </table:table-cell>
          <table:table-cell office:value-type="float" office:value="64.78378" calcext:value-type="float">
            <text:p>64.78378</text:p>
          </table:table-cell>
          <table:table-cell office:value-type="float" office:value="1276" calcext:value-type="float">
            <text:p>12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017_8</text:p>
          </table:table-cell>
          <table:table-cell office:value-type="float" office:value="1329.8" calcext:value-type="float">
            <text:p>1329.8</text:p>
          </table:table-cell>
          <table:table-cell office:value-type="float" office:value="66.24905" calcext:value-type="float">
            <text:p>66.24905</text:p>
          </table:table-cell>
          <table:table-cell office:value-type="float" office:value="1306" calcext:value-type="float">
            <text:p>1306</text:p>
          </table:table-cell>
          <table:table-cell table:number-columns-repeated="18"/>
        </table:table-row>
      </table:table>
      <table:table table:name="Sheet2" table:style-name="ta1">
        <table:shapes>
          <draw:frame draw:z-index="0" draw:style-name="gr1" draw:text-style-name="P1" svg:width="136.02mm" svg:height="112.86mm" svg:x="0mm" svg:y="195.5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6mm" svg:height="115.91mm" svg:x="0.31mm" svg:y="73.76mm">
            <loext:p draw:notify-on-update-of-ranges="Sheet2.C2:Sheet2.L2 Sheet2.C2:Sheet2.L2 Sheet2.B3:Sheet2.B3 Sheet2.C3:Sheet2.L3 Sheet2.C2:Sheet2.L2 Sheet2.B4:Sheet2.B4 Sheet2.C4:Sheet2.L4 Sheet2.C2:Sheet2.L2 Sheet2.B5:Sheet2.B5 Sheet2.C5:Sheet2.L5 Sheet2.C2:Sheet2.L2 Sheet2.B6:Sheet2.B6 Sheet2.C6:Sheet2.L6 Sheet2.C2:Sheet2.L2 Sheet2.B7:Sheet2.B7 Sheet2.C7:Sheet2.L7 Sheet2.C2:Sheet2.L2 Sheet2.B8:Sheet2.B8 Sheet2.C8:Sheet2.L8 Sheet2.C2:Sheet2.L2 Sheet2.B9:Sheet2.B9 Sheet2.C9:Sheet2.L9 Sheet2.C2:Sheet2.L2 Sheet2.B10:Sheet2.B10 Sheet2.C10:Sheet2.L10 Sheet2.C2:Sheet2.L2 Sheet2.B11:Sheet2.B11 Sheet2.C11:Sheet2.L11 Sheet2.C2:Sheet2.L2 Sheet2.B12:Sheet2.B12 Sheet2.C12:Sheet2.L12 Sheet2.C2:Sheet2.L2 Sheet2.B13:Sheet2.B13 Sheet2.C13:Sheet2.L13 Sheet2.C2:Sheet2.L2 Sheet2.B14:Sheet2.B14 Sheet2.C14:Sheet2.L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3" table:default-cell-style-name="Default"/>
        <table:table-row table:style-name="ro1">
          <table:table-cell table:number-columns-repeated="2"/>
          <table:table-cell office:value-type="string" calcext:value-type="string">
            <text:p>PD_whole_tree</text:p>
          </table:table-cell>
          <table:table-cell table:number-columns-repeated="11"/>
          <table:table-cell office:value-type="string" calcext:value-type="string">
            <text:p>PD_whole_tree=a*ln(fraction)+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U number</text:p>
          </table:table-cell>
          <table:table-cell/>
          <table:table-cell table:style-name="ce1" office:value-type="percentage" office:value="0.00001" calcext:value-type="percentage">
            <text:p>0.001%</text:p>
          </table:table-cell>
          <table:table-cell table:style-name="ce1" office:value-type="percentage" office:value="0.00002" calcext:value-type="percentage">
            <text:p>0.002%</text:p>
          </table:table-cell>
          <table:table-cell table:style-name="ce1" office:value-type="percentage" office:value="0.00003" calcext:value-type="percentage">
            <text:p>0.003%</text:p>
          </table:table-cell>
          <table:table-cell table:style-name="ce1" office:value-type="percentage" office:value="0.00004" calcext:value-type="percentage">
            <text:p>0.004%</text:p>
          </table:table-cell>
          <table:table-cell table:style-name="ce1" office:value-type="percentage" office:value="0.00005" calcext:value-type="percentage">
            <text:p>0.005%</text:p>
          </table:table-cell>
          <table:table-cell table:style-name="ce1" office:value-type="percentage" office:value="0.00006" calcext:value-type="percentage">
            <text:p>0.006%</text:p>
          </table:table-cell>
          <table:table-cell table:style-name="ce1" office:value-type="percentage" office:value="0.00007" calcext:value-type="percentage">
            <text:p>0.007%</text:p>
          </table:table-cell>
          <table:table-cell table:style-name="ce1" office:value-type="percentage" office:value="0.00008" calcext:value-type="percentage">
            <text:p>0.008%</text:p>
          </table:table-cell>
          <table:table-cell table:style-name="ce1" office:value-type="percentage" office:value="0.00009" calcext:value-type="percentage">
            <text:p>0.009%</text:p>
          </table:table-cell>
          <table:table-cell table:style-name="ce1" office:value-type="percentage" office:value="0.0001" calcext:value-type="percentage">
            <text:p>0.010%</text:p>
          </table:table-cell>
          <table:table-cell table:number-columns-repeated="2"/>
          <table:table-cell office:value-type="string" calcext:value-type="string">
            <text:p>a(slope)</text:p>
          </table:table-cell>
          <table:table-cell office:value-type="string" calcext:value-type="string">
            <text:p>b(intercept)</text:p>
          </table:table-cell>
          <table:table-cell office:value-type="string" calcext:value-type="string">
            <text:p>rsquare</text:p>
          </table:table-cell>
          <table:table-cell table:number-columns-repeated="6"/>
        </table:table-row>
        <table:table-row table:style-name="ro1">
          <table:table-cell office:value-type="float" office:value="1427140" calcext:value-type="float">
            <text:p>1427140</text:p>
          </table:table-cell>
          <table:table-cell office:value-type="string" calcext:value-type="string">
            <text:p>2016_1</text:p>
          </table:table-cell>
          <table:table-cell office:value-type="float" office:value="153.16518" calcext:value-type="float">
            <text:p>153.16518</text:p>
          </table:table-cell>
          <table:table-cell office:value-type="float" office:value="125.07979" calcext:value-type="float">
            <text:p>125.07979</text:p>
          </table:table-cell>
          <table:table-cell office:value-type="float" office:value="109.97823" calcext:value-type="float">
            <text:p>109.97823</text:p>
          </table:table-cell>
          <table:table-cell office:value-type="float" office:value="98.90803" calcext:value-type="float">
            <text:p>98.90803</text:p>
          </table:table-cell>
          <table:table-cell office:value-type="float" office:value="89.66496" calcext:value-type="float">
            <text:p>89.66496</text:p>
          </table:table-cell>
          <table:table-cell office:value-type="float" office:value="84.08533" calcext:value-type="float">
            <text:p>84.08533</text:p>
          </table:table-cell>
          <table:table-cell office:value-type="float" office:value="78.70347" calcext:value-type="float">
            <text:p>78.70347</text:p>
          </table:table-cell>
          <table:table-cell office:value-type="float" office:value="74.12781" calcext:value-type="float">
            <text:p>74.12781</text:p>
          </table:table-cell>
          <table:table-cell office:value-type="float" office:value="69.31631" calcext:value-type="float">
            <text:p>69.31631</text:p>
          </table:table-cell>
          <table:table-cell office:value-type="float" office:value="65.62739" calcext:value-type="float">
            <text:p>65.62739</text:p>
          </table:table-cell>
          <table:table-cell/>
          <table:table-cell office:value-type="string" calcext:value-type="string">
            <text:p>2016_1</text:p>
          </table:table-cell>
          <table:table-cell office:value-type="float" office:value="-37.7530931259" calcext:value-type="float">
            <text:p>-37.7530931259</text:p>
          </table:table-cell>
          <table:table-cell office:value-type="float" office:value="282.7590677821" calcext:value-type="float">
            <text:p>282.7590677821</text:p>
          </table:table-cell>
          <table:table-cell office:value-type="float" office:value="0.9991259492" calcext:value-type="float">
            <text:p>0.9991259492</text:p>
          </table:table-cell>
          <table:table-cell table:number-columns-repeated="6"/>
        </table:table-row>
        <table:table-row table:style-name="ro1">
          <table:table-cell office:value-type="float" office:value="785867" calcext:value-type="float">
            <text:p>785867</text:p>
          </table:table-cell>
          <table:table-cell office:value-type="string" calcext:value-type="string">
            <text:p>2016_3</text:p>
          </table:table-cell>
          <table:table-cell office:value-type="float" office:value="143.09837" calcext:value-type="float">
            <text:p>143.09837</text:p>
          </table:table-cell>
          <table:table-cell office:value-type="float" office:value="120.44721" calcext:value-type="float">
            <text:p>120.44721</text:p>
          </table:table-cell>
          <table:table-cell office:value-type="float" office:value="105.87901" calcext:value-type="float">
            <text:p>105.87901</text:p>
          </table:table-cell>
          <table:table-cell office:value-type="float" office:value="95.57878" calcext:value-type="float">
            <text:p>95.57878</text:p>
          </table:table-cell>
          <table:table-cell office:value-type="float" office:value="87.18367" calcext:value-type="float">
            <text:p>87.18367</text:p>
          </table:table-cell>
          <table:table-cell office:value-type="float" office:value="81.82777" calcext:value-type="float">
            <text:p>81.82777</text:p>
          </table:table-cell>
          <table:table-cell office:value-type="float" office:value="76.72496" calcext:value-type="float">
            <text:p>76.72496</text:p>
          </table:table-cell>
          <table:table-cell office:value-type="float" office:value="72.49067" calcext:value-type="float">
            <text:p>72.49067</text:p>
          </table:table-cell>
          <table:table-cell office:value-type="float" office:value="68.15071" calcext:value-type="float">
            <text:p>68.15071</text:p>
          </table:table-cell>
          <table:table-cell office:value-type="float" office:value="64.78574" calcext:value-type="float">
            <text:p>64.78574</text:p>
          </table:table-cell>
          <table:table-cell/>
          <table:table-cell office:value-type="string" calcext:value-type="string">
            <text:p>2016_3</text:p>
          </table:table-cell>
          <table:table-cell office:value-type="float" office:value="-34.2476699544" calcext:value-type="float">
            <text:p>-34.2476699544</text:p>
          </table:table-cell>
          <table:table-cell office:value-type="float" office:value="250.9450888683" calcext:value-type="float">
            <text:p>250.9450888683</text:p>
          </table:table-cell>
          <table:table-cell office:value-type="float" office:value="0.9996106265" calcext:value-type="float">
            <text:p>0.9996106265</text:p>
          </table:table-cell>
          <table:table-cell table:number-columns-repeated="6"/>
        </table:table-row>
        <table:table-row table:style-name="ro1">
          <table:table-cell office:value-type="float" office:value="966382" calcext:value-type="float">
            <text:p>966382</text:p>
          </table:table-cell>
          <table:table-cell office:value-type="string" calcext:value-type="string">
            <text:p>2016_2</text:p>
          </table:table-cell>
          <table:table-cell office:value-type="float" office:value="153.31417" calcext:value-type="float">
            <text:p>153.31417</text:p>
          </table:table-cell>
          <table:table-cell office:value-type="float" office:value="125.40754" calcext:value-type="float">
            <text:p>125.40754</text:p>
          </table:table-cell>
          <table:table-cell office:value-type="float" office:value="109.97595" calcext:value-type="float">
            <text:p>109.97595</text:p>
          </table:table-cell>
          <table:table-cell office:value-type="float" office:value="98.83806" calcext:value-type="float">
            <text:p>98.83806</text:p>
          </table:table-cell>
          <table:table-cell office:value-type="float" office:value="90.0252" calcext:value-type="float">
            <text:p>90.0252</text:p>
          </table:table-cell>
          <table:table-cell office:value-type="float" office:value="84.42973" calcext:value-type="float">
            <text:p>84.42973</text:p>
          </table:table-cell>
          <table:table-cell office:value-type="float" office:value="78.91745" calcext:value-type="float">
            <text:p>78.91745</text:p>
          </table:table-cell>
          <table:table-cell office:value-type="float" office:value="74.15965" calcext:value-type="float">
            <text:p>74.15965</text:p>
          </table:table-cell>
          <table:table-cell office:value-type="float" office:value="69.53299" calcext:value-type="float">
            <text:p>69.53299</text:p>
          </table:table-cell>
          <table:table-cell office:value-type="float" office:value="66.01421" calcext:value-type="float">
            <text:p>66.01421</text:p>
          </table:table-cell>
          <table:table-cell/>
          <table:table-cell office:value-type="string" calcext:value-type="string">
            <text:p>2016_2</text:p>
          </table:table-cell>
          <table:table-cell office:value-type="float" office:value="-37.7084701021" calcext:value-type="float">
            <text:p>-37.7084701021</text:p>
          </table:table-cell>
          <table:table-cell office:value-type="float" office:value="282.1168816912" calcext:value-type="float">
            <text:p>282.1168816912</text:p>
          </table:table-cell>
          <table:table-cell office:value-type="float" office:value="0.9991285408" calcext:value-type="float">
            <text:p>0.9991285408</text:p>
          </table:table-cell>
          <table:table-cell table:number-columns-repeated="6"/>
        </table:table-row>
        <table:table-row table:style-name="ro1">
          <table:table-cell office:value-type="float" office:value="371590" calcext:value-type="float">
            <text:p>371590</text:p>
          </table:table-cell>
          <table:table-cell office:value-type="string" calcext:value-type="string">
            <text:p>2016_4</text:p>
          </table:table-cell>
          <table:table-cell office:value-type="float" office:value="140.56717" calcext:value-type="float">
            <text:p>140.56717</text:p>
          </table:table-cell>
          <table:table-cell office:value-type="float" office:value="118.13871" calcext:value-type="float">
            <text:p>118.13871</text:p>
          </table:table-cell>
          <table:table-cell office:value-type="float" office:value="103.35134" calcext:value-type="float">
            <text:p>103.35134</text:p>
          </table:table-cell>
          <table:table-cell office:value-type="float" office:value="93.58332" calcext:value-type="float">
            <text:p>93.58332</text:p>
          </table:table-cell>
          <table:table-cell office:value-type="float" office:value="85.32459" calcext:value-type="float">
            <text:p>85.32459</text:p>
          </table:table-cell>
          <table:table-cell office:value-type="float" office:value="80.57416" calcext:value-type="float">
            <text:p>80.57416</text:p>
          </table:table-cell>
          <table:table-cell office:value-type="float" office:value="75.60455" calcext:value-type="float">
            <text:p>75.60455</text:p>
          </table:table-cell>
          <table:table-cell office:value-type="float" office:value="71.5389" calcext:value-type="float">
            <text:p>71.5389</text:p>
          </table:table-cell>
          <table:table-cell office:value-type="float" office:value="66.96885" calcext:value-type="float">
            <text:p>66.96885</text:p>
          </table:table-cell>
          <table:table-cell office:value-type="float" office:value="63.43088" calcext:value-type="float">
            <text:p>63.43088</text:p>
          </table:table-cell>
          <table:table-cell/>
          <table:table-cell office:value-type="string" calcext:value-type="string">
            <text:p>2016_4</text:p>
          </table:table-cell>
          <table:table-cell office:value-type="float" office:value="-33.5140845481" calcext:value-type="float">
            <text:p>-33.5140845481</text:p>
          </table:table-cell>
          <table:table-cell office:value-type="float" office:value="245.3158544268" calcext:value-type="float">
            <text:p>245.3158544268</text:p>
          </table:table-cell>
          <table:table-cell office:value-type="float" office:value="0.9993987" calcext:value-type="float">
            <text:p>0.9993987</text:p>
          </table:table-cell>
          <table:table-cell table:number-columns-repeated="6"/>
        </table:table-row>
        <table:table-row table:style-name="ro1">
          <table:table-cell office:value-type="float" office:value="1094022" calcext:value-type="float">
            <text:p>1094022</text:p>
          </table:table-cell>
          <table:table-cell office:value-type="string" calcext:value-type="string">
            <text:p>2017_2</text:p>
          </table:table-cell>
          <table:table-cell office:value-type="float" office:value="167.51567" calcext:value-type="float">
            <text:p>167.51567</text:p>
          </table:table-cell>
          <table:table-cell office:value-type="float" office:value="135.81605" calcext:value-type="float">
            <text:p>135.81605</text:p>
          </table:table-cell>
          <table:table-cell office:value-type="float" office:value="118.50047" calcext:value-type="float">
            <text:p>118.50047</text:p>
          </table:table-cell>
          <table:table-cell office:value-type="float" office:value="105.78137" calcext:value-type="float">
            <text:p>105.78137</text:p>
          </table:table-cell>
          <table:table-cell office:value-type="float" office:value="95.45809" calcext:value-type="float">
            <text:p>95.45809</text:p>
          </table:table-cell>
          <table:table-cell office:value-type="float" office:value="89.47895" calcext:value-type="float">
            <text:p>89.47895</text:p>
          </table:table-cell>
          <table:table-cell office:value-type="float" office:value="83.42335" calcext:value-type="float">
            <text:p>83.42335</text:p>
          </table:table-cell>
          <table:table-cell office:value-type="float" office:value="78.55667" calcext:value-type="float">
            <text:p>78.55667</text:p>
          </table:table-cell>
          <table:table-cell office:value-type="float" office:value="73.75898" calcext:value-type="float">
            <text:p>73.75898</text:p>
          </table:table-cell>
          <table:table-cell office:value-type="float" office:value="69.61161" calcext:value-type="float">
            <text:p>69.61161</text:p>
          </table:table-cell>
          <table:table-cell/>
          <table:table-cell office:value-type="string" calcext:value-type="string">
            <text:p>2017_2</text:p>
          </table:table-cell>
          <table:table-cell office:value-type="float" office:value="-42.2899438482" calcext:value-type="float">
            <text:p>-42.2899438482</text:p>
          </table:table-cell>
          <table:table-cell office:value-type="float" office:value="321.2143744843" calcext:value-type="float">
            <text:p>321.2143744843</text:p>
          </table:table-cell>
          <table:table-cell office:value-type="float" office:value="0.998380691" calcext:value-type="float">
            <text:p>0.998380691</text:p>
          </table:table-cell>
          <table:table-cell table:number-columns-repeated="6"/>
        </table:table-row>
        <table:table-row table:style-name="ro1">
          <table:table-cell office:value-type="float" office:value="818625" calcext:value-type="float">
            <text:p>818625</text:p>
          </table:table-cell>
          <table:table-cell office:value-type="string" calcext:value-type="string">
            <text:p>2017_1</text:p>
          </table:table-cell>
          <table:table-cell office:value-type="float" office:value="155.17351" calcext:value-type="float">
            <text:p>155.17351</text:p>
          </table:table-cell>
          <table:table-cell office:value-type="float" office:value="129.19074" calcext:value-type="float">
            <text:p>129.19074</text:p>
          </table:table-cell>
          <table:table-cell office:value-type="float" office:value="113.52004" calcext:value-type="float">
            <text:p>113.52004</text:p>
          </table:table-cell>
          <table:table-cell office:value-type="float" office:value="101.68646" calcext:value-type="float">
            <text:p>101.68646</text:p>
          </table:table-cell>
          <table:table-cell office:value-type="float" office:value="91.93574" calcext:value-type="float">
            <text:p>91.93574</text:p>
          </table:table-cell>
          <table:table-cell office:value-type="float" office:value="86.5889" calcext:value-type="float">
            <text:p>86.5889</text:p>
          </table:table-cell>
          <table:table-cell office:value-type="float" office:value="80.84127" calcext:value-type="float">
            <text:p>80.84127</text:p>
          </table:table-cell>
          <table:table-cell office:value-type="float" office:value="75.91083" calcext:value-type="float">
            <text:p>75.91083</text:p>
          </table:table-cell>
          <table:table-cell office:value-type="float" office:value="71.3894" calcext:value-type="float">
            <text:p>71.3894</text:p>
          </table:table-cell>
          <table:table-cell office:value-type="float" office:value="67.53031" calcext:value-type="float">
            <text:p>67.53031</text:p>
          </table:table-cell>
          <table:table-cell/>
          <table:table-cell office:value-type="string" calcext:value-type="string">
            <text:p>2017_1</text:p>
          </table:table-cell>
          <table:table-cell office:value-type="float" office:value="-38.2475473979" calcext:value-type="float">
            <text:p>-38.2475473979</text:p>
          </table:table-cell>
          <table:table-cell office:value-type="float" office:value="285.1937688289" calcext:value-type="float">
            <text:p>285.1937688289</text:p>
          </table:table-cell>
          <table:table-cell office:value-type="float" office:value="0.9994663254" calcext:value-type="float">
            <text:p>0.9994663254</text:p>
          </table:table-cell>
          <table:table-cell table:number-columns-repeated="6"/>
        </table:table-row>
        <table:table-row table:style-name="ro1">
          <table:table-cell office:value-type="float" office:value="693596" calcext:value-type="float">
            <text:p>693596</text:p>
          </table:table-cell>
          <table:table-cell office:value-type="string" calcext:value-type="string">
            <text:p>2017_3</text:p>
          </table:table-cell>
          <table:table-cell office:value-type="float" office:value="144.28556" calcext:value-type="float">
            <text:p>144.28556</text:p>
          </table:table-cell>
          <table:table-cell office:value-type="float" office:value="121.0534" calcext:value-type="float">
            <text:p>121.0534</text:p>
          </table:table-cell>
          <table:table-cell office:value-type="float" office:value="108.07061" calcext:value-type="float">
            <text:p>108.07061</text:p>
          </table:table-cell>
          <table:table-cell office:value-type="float" office:value="97.53473" calcext:value-type="float">
            <text:p>97.53473</text:p>
          </table:table-cell>
          <table:table-cell office:value-type="float" office:value="89.57894" calcext:value-type="float">
            <text:p>89.57894</text:p>
          </table:table-cell>
          <table:table-cell office:value-type="float" office:value="84.24151" calcext:value-type="float">
            <text:p>84.24151</text:p>
          </table:table-cell>
          <table:table-cell office:value-type="float" office:value="78.81077" calcext:value-type="float">
            <text:p>78.81077</text:p>
          </table:table-cell>
          <table:table-cell office:value-type="float" office:value="74.662" calcext:value-type="float">
            <text:p>74.662</text:p>
          </table:table-cell>
          <table:table-cell office:value-type="float" office:value="70.74628" calcext:value-type="float">
            <text:p>70.74628</text:p>
          </table:table-cell>
          <table:table-cell office:value-type="float" office:value="67.14697" calcext:value-type="float">
            <text:p>67.14697</text:p>
          </table:table-cell>
          <table:table-cell/>
          <table:table-cell office:value-type="string" calcext:value-type="string">
            <text:p>2017_3</text:p>
          </table:table-cell>
          <table:table-cell office:value-type="float" office:value="-33.5696251332" calcext:value-type="float">
            <text:p>-33.5696251332</text:p>
          </table:table-cell>
          <table:table-cell office:value-type="float" office:value="242.1665682518" calcext:value-type="float">
            <text:p>242.1665682518</text:p>
          </table:table-cell>
          <table:table-cell office:value-type="float" office:value="0.9998018972" calcext:value-type="float">
            <text:p>0.9998018972</text:p>
          </table:table-cell>
          <table:table-cell table:number-columns-repeated="6"/>
        </table:table-row>
        <table:table-row table:style-name="ro1">
          <table:table-cell office:value-type="float" office:value="880395" calcext:value-type="float">
            <text:p>880395</text:p>
          </table:table-cell>
          <table:table-cell office:value-type="string" calcext:value-type="string">
            <text:p>2017_4</text:p>
          </table:table-cell>
          <table:table-cell office:value-type="float" office:value="161.0163" calcext:value-type="float">
            <text:p>161.0163</text:p>
          </table:table-cell>
          <table:table-cell office:value-type="float" office:value="131.58665" calcext:value-type="float">
            <text:p>131.58665</text:p>
          </table:table-cell>
          <table:table-cell office:value-type="float" office:value="115.10469" calcext:value-type="float">
            <text:p>115.10469</text:p>
          </table:table-cell>
          <table:table-cell office:value-type="float" office:value="102.94426" calcext:value-type="float">
            <text:p>102.94426</text:p>
          </table:table-cell>
          <table:table-cell office:value-type="float" office:value="92.87923" calcext:value-type="float">
            <text:p>92.87923</text:p>
          </table:table-cell>
          <table:table-cell office:value-type="float" office:value="86.92256" calcext:value-type="float">
            <text:p>86.92256</text:p>
          </table:table-cell>
          <table:table-cell office:value-type="float" office:value="81.20889" calcext:value-type="float">
            <text:p>81.20889</text:p>
          </table:table-cell>
          <table:table-cell office:value-type="float" office:value="76.29865" calcext:value-type="float">
            <text:p>76.29865</text:p>
          </table:table-cell>
          <table:table-cell office:value-type="float" office:value="71.68183" calcext:value-type="float">
            <text:p>71.68183</text:p>
          </table:table-cell>
          <table:table-cell office:value-type="float" office:value="67.97217" calcext:value-type="float">
            <text:p>67.97217</text:p>
          </table:table-cell>
          <table:table-cell/>
          <table:table-cell office:value-type="string" calcext:value-type="string">
            <text:p>2017_4</text:p>
          </table:table-cell>
          <table:table-cell office:value-type="float" office:value="-40.4132662878" calcext:value-type="float">
            <text:p>-40.4132662878</text:p>
          </table:table-cell>
          <table:table-cell office:value-type="float" office:value="305.471534824" calcext:value-type="float">
            <text:p>305.471534824</text:p>
          </table:table-cell>
          <table:table-cell office:value-type="float" office:value="0.9989502741" calcext:value-type="float">
            <text:p>0.9989502741</text:p>
          </table:table-cell>
          <table:table-cell table:number-columns-repeated="6"/>
        </table:table-row>
        <table:table-row table:style-name="ro1">
          <table:table-cell office:value-type="float" office:value="597583" calcext:value-type="float">
            <text:p>597583</text:p>
          </table:table-cell>
          <table:table-cell office:value-type="string" calcext:value-type="string">
            <text:p>2017_5</text:p>
          </table:table-cell>
          <table:table-cell office:value-type="float" office:value="151.51737" calcext:value-type="float">
            <text:p>151.51737</text:p>
          </table:table-cell>
          <table:table-cell office:value-type="float" office:value="125.73631" calcext:value-type="float">
            <text:p>125.73631</text:p>
          </table:table-cell>
          <table:table-cell office:value-type="float" office:value="111.13573" calcext:value-type="float">
            <text:p>111.13573</text:p>
          </table:table-cell>
          <table:table-cell office:value-type="float" office:value="99.9114" calcext:value-type="float">
            <text:p>99.9114</text:p>
          </table:table-cell>
          <table:table-cell office:value-type="float" office:value="91.08632" calcext:value-type="float">
            <text:p>91.08632</text:p>
          </table:table-cell>
          <table:table-cell office:value-type="float" office:value="85.35427" calcext:value-type="float">
            <text:p>85.35427</text:p>
          </table:table-cell>
          <table:table-cell office:value-type="float" office:value="79.93563" calcext:value-type="float">
            <text:p>79.93563</text:p>
          </table:table-cell>
          <table:table-cell office:value-type="float" office:value="75.45909" calcext:value-type="float">
            <text:p>75.45909</text:p>
          </table:table-cell>
          <table:table-cell office:value-type="float" office:value="70.77406" calcext:value-type="float">
            <text:p>70.77406</text:p>
          </table:table-cell>
          <table:table-cell office:value-type="float" office:value="67.10597" calcext:value-type="float">
            <text:p>67.10597</text:p>
          </table:table-cell>
          <table:table-cell/>
          <table:table-cell office:value-type="string" calcext:value-type="string">
            <text:p>2017_5</text:p>
          </table:table-cell>
          <table:table-cell office:value-type="float" office:value="-36.653973248" calcext:value-type="float">
            <text:p>-36.653973248</text:p>
          </table:table-cell>
          <table:table-cell office:value-type="float" office:value="270.8291735615" calcext:value-type="float">
            <text:p>270.8291735615</text:p>
          </table:table-cell>
          <table:table-cell office:value-type="float" office:value="0.9996946348" calcext:value-type="float">
            <text:p>0.9996946348</text:p>
          </table:table-cell>
          <table:table-cell table:number-columns-repeated="6"/>
        </table:table-row>
        <table:table-row table:style-name="ro1">
          <table:table-cell office:value-type="float" office:value="1017801" calcext:value-type="float">
            <text:p>1017801</text:p>
          </table:table-cell>
          <table:table-cell office:value-type="string" calcext:value-type="string">
            <text:p>2017_6</text:p>
          </table:table-cell>
          <table:table-cell office:value-type="float" office:value="134.14236" calcext:value-type="float">
            <text:p>134.14236</text:p>
          </table:table-cell>
          <table:table-cell office:value-type="float" office:value="112.70976" calcext:value-type="float">
            <text:p>112.70976</text:p>
          </table:table-cell>
          <table:table-cell office:value-type="float" office:value="100.8486" calcext:value-type="float">
            <text:p>100.8486</text:p>
          </table:table-cell>
          <table:table-cell office:value-type="float" office:value="91.2706" calcext:value-type="float">
            <text:p>91.2706</text:p>
          </table:table-cell>
          <table:table-cell office:value-type="float" office:value="82.85106" calcext:value-type="float">
            <text:p>82.85106</text:p>
          </table:table-cell>
          <table:table-cell office:value-type="float" office:value="78.29233" calcext:value-type="float">
            <text:p>78.29233</text:p>
          </table:table-cell>
          <table:table-cell office:value-type="float" office:value="73.14835" calcext:value-type="float">
            <text:p>73.14835</text:p>
          </table:table-cell>
          <table:table-cell office:value-type="float" office:value="69.36329" calcext:value-type="float">
            <text:p>69.36329</text:p>
          </table:table-cell>
          <table:table-cell office:value-type="float" office:value="65.46501" calcext:value-type="float">
            <text:p>65.46501</text:p>
          </table:table-cell>
          <table:table-cell office:value-type="float" office:value="62.67911" calcext:value-type="float">
            <text:p>62.67911</text:p>
          </table:table-cell>
          <table:table-cell/>
          <table:table-cell office:value-type="string" calcext:value-type="string">
            <text:p>2017_6</text:p>
          </table:table-cell>
          <table:table-cell office:value-type="float" office:value="-31.3145985094" calcext:value-type="float">
            <text:p>-31.3145985094</text:p>
          </table:table-cell>
          <table:table-cell office:value-type="float" office:value="226.1467300592" calcext:value-type="float">
            <text:p>226.1467300592</text:p>
          </table:table-cell>
          <table:table-cell office:value-type="float" office:value="0.9994819663" calcext:value-type="float">
            <text:p>0.9994819663</text:p>
          </table:table-cell>
          <table:table-cell table:number-columns-repeated="6"/>
        </table:table-row>
        <table:table-row table:style-name="ro1">
          <table:table-cell office:value-type="float" office:value="724145" calcext:value-type="float">
            <text:p>724145</text:p>
          </table:table-cell>
          <table:table-cell office:value-type="string" calcext:value-type="string">
            <text:p>2017_7</text:p>
          </table:table-cell>
          <table:table-cell office:value-type="float" office:value="147.06169" calcext:value-type="float">
            <text:p>147.06169</text:p>
          </table:table-cell>
          <table:table-cell office:value-type="float" office:value="122.69393" calcext:value-type="float">
            <text:p>122.69393</text:p>
          </table:table-cell>
          <table:table-cell office:value-type="float" office:value="107.91553" calcext:value-type="float">
            <text:p>107.91553</text:p>
          </table:table-cell>
          <table:table-cell office:value-type="float" office:value="97.10368" calcext:value-type="float">
            <text:p>97.10368</text:p>
          </table:table-cell>
          <table:table-cell office:value-type="float" office:value="88.21122" calcext:value-type="float">
            <text:p>88.21122</text:p>
          </table:table-cell>
          <table:table-cell office:value-type="float" office:value="82.80737" calcext:value-type="float">
            <text:p>82.80737</text:p>
          </table:table-cell>
          <table:table-cell office:value-type="float" office:value="77.28615" calcext:value-type="float">
            <text:p>77.28615</text:p>
          </table:table-cell>
          <table:table-cell office:value-type="float" office:value="72.9766" calcext:value-type="float">
            <text:p>72.9766</text:p>
          </table:table-cell>
          <table:table-cell office:value-type="float" office:value="68.27634" calcext:value-type="float">
            <text:p>68.27634</text:p>
          </table:table-cell>
          <table:table-cell office:value-type="float" office:value="64.78378" calcext:value-type="float">
            <text:p>64.78378</text:p>
          </table:table-cell>
          <table:table-cell/>
          <table:table-cell office:value-type="string" calcext:value-type="string">
            <text:p>2017_7</text:p>
          </table:table-cell>
          <table:table-cell office:value-type="float" office:value="-35.8745998452" calcext:value-type="float">
            <text:p>-35.8745998452</text:p>
          </table:table-cell>
          <table:table-cell office:value-type="float" office:value="265.9234894079" calcext:value-type="float">
            <text:p>265.9234894079</text:p>
          </table:table-cell>
          <table:table-cell office:value-type="float" office:value="0.9996837877" calcext:value-type="float">
            <text:p>0.9996837877</text:p>
          </table:table-cell>
          <table:table-cell table:number-columns-repeated="6"/>
        </table:table-row>
        <table:table-row table:style-name="ro1">
          <table:table-cell office:value-type="float" office:value="1076565" calcext:value-type="float">
            <text:p>1076565</text:p>
          </table:table-cell>
          <table:table-cell office:value-type="string" calcext:value-type="string">
            <text:p>2017_8</text:p>
          </table:table-cell>
          <table:table-cell office:value-type="float" office:value="151.00613" calcext:value-type="float">
            <text:p>151.00613</text:p>
          </table:table-cell>
          <table:table-cell office:value-type="float" office:value="125.85845" calcext:value-type="float">
            <text:p>125.85845</text:p>
          </table:table-cell>
          <table:table-cell office:value-type="float" office:value="110.43479" calcext:value-type="float">
            <text:p>110.43479</text:p>
          </table:table-cell>
          <table:table-cell office:value-type="float" office:value="99.44263" calcext:value-type="float">
            <text:p>99.44263</text:p>
          </table:table-cell>
          <table:table-cell office:value-type="float" office:value="90.00139" calcext:value-type="float">
            <text:p>90.00139</text:p>
          </table:table-cell>
          <table:table-cell office:value-type="float" office:value="84.64923" calcext:value-type="float">
            <text:p>84.64923</text:p>
          </table:table-cell>
          <table:table-cell office:value-type="float" office:value="79.32482" calcext:value-type="float">
            <text:p>79.32482</text:p>
          </table:table-cell>
          <table:table-cell office:value-type="float" office:value="74.81873" calcext:value-type="float">
            <text:p>74.81873</text:p>
          </table:table-cell>
          <table:table-cell office:value-type="float" office:value="69.97532" calcext:value-type="float">
            <text:p>69.97532</text:p>
          </table:table-cell>
          <table:table-cell office:value-type="float" office:value="66.24905" calcext:value-type="float">
            <text:p>66.24905</text:p>
          </table:table-cell>
          <table:table-cell/>
          <table:table-cell office:value-type="string" calcext:value-type="string">
            <text:p>2017_8</text:p>
          </table:table-cell>
          <table:table-cell office:value-type="float" office:value="-36.8905833571" calcext:value-type="float">
            <text:p>-36.8905833571</text:p>
          </table:table-cell>
          <table:table-cell office:value-type="float" office:value="273.821423441" calcext:value-type="float">
            <text:p>273.821423441</text:p>
          </table:table-cell>
          <table:table-cell office:value-type="float" office:value="0.9995002949" calcext:value-type="float">
            <text:p>0.9995002949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float" office:value="-37.7530931259" calcext:value-type="float">
            <text:p>-37.753093125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-323.2936802218" calcext:value-type="float">
            <text:p>-323.2936802218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adiv.G15:adiv.V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1:01:36.238674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2T21:03:32.619471182</dc:date>
    <meta:editing-duration>PT5H5M58S</meta:editing-duration>
    <meta:editing-cycles>16</meta:editing-cycles>
    <meta:document-statistic meta:table-count="2" meta:cell-count="7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1" style:family="chart" style:data-style-name="N61"/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2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03cm" svg:height="11.287cm" xlink:href="." xlink:type="simple" chart:class="chart:scatter" chart:style-name="ch1">
        <chart:legend chart:legend-position="bottom" svg:x="1.076cm" svg:y="10.006cm" style:legend-expansion="wide" chart:style-name="ch2"/>
        <chart:plot-area chart:style-name="ch3" chart:data-source-has-labels="both" svg:x="1.283cm" svg:y="0.225cm" svg:width="11.215cm" svg:height="8.575cm">
          <chartooo:coordinate-region svg:x="2.83cm" svg:y="0.425cm" svg:width="9.046cm" svg:height="7.728cm"/>
          <chart:axis chart:dimension="x" chart:name="primary-x" chart:style-name="ch4" chartooo:axis-type="auto">
            <chart:title svg:x="6.409cm" svg:y="9.025cm" chart:style-name="ch5">
              <text:p>Slope</text:p>
            </chart:title>
            <chart:categories table:cell-range-address="local-table.$A$2:.$A$13"/>
          </chart:axis>
          <chart:axis chart:dimension="y" chart:name="primary-y" chart:style-name="ch4">
            <chart:title svg:x="0.451cm" svg:y="5.191cm" chart:style-name="ch6">
              <text:p>Intercept</text:p>
            </chart:title>
            <chart:grid chart:style-name="ch7" chart:class="major"/>
          </chart:axis>
          <chart:axis chart:dimension="y" chart:name="secondary-y" chart:style-name="ch8">
            <chart:title svg:x="12.77cm" svg:y="6.461cm" chart:style-name="ch6">
              <text:p>PD_whole_tree at 0.001%</text:p>
            </chart:title>
          </chart:axis>
          <chart:series chart:attached-axis="primary-y" chart:style-name="ch9" chart:values-cell-range-address="local-table.$C$2:.$C$13" chart:label-cell-address="local-table.$C$1" chart:class="chart:scatter">
            <chart:domain table:cell-range-address="local-table.$B$2:.$B$13"/>
            <chart:regression-curve chart:style-name="ch10">
              <chart:equation chart:display-equation="true" chart:display-r-square="true" svg:x="7.484cm" svg:y="5.041cm" chart:style-name="ch11"/>
            </chart:regression-curve>
            <chart:data-point chart:repeated="12"/>
          </chart:series>
          <chart:series chart:attached-axis="secondary-y" chart:style-name="ch12" chart:values-cell-range-address="local-table.$D$2:.$D$13" chart:label-cell-address="local-table.$D$1" chart:class="chart:scatter">
            <chart:regression-curve chart:style-name="ch13">
              <chart:equation chart:display-equation="true" chart:display-r-square="true" svg:x="2.719cm" svg:y="0.807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OTU number</text:p>
              </table:table-cell>
              <table:table-cell office:value-type="string">
                <text:p>'pd_whole_tree at 0.001%'</text:p>
              </table:table-cell>
            </table:table-row>
          </table:table-header-rows>
          <table:table-rows>
            <table:table-row>
              <table:table-cell office:value-type="float" office:value="153.16518">
                <text:p>153.16518</text:p>
              </table:table-cell>
              <table:table-cell office:value-type="float" office:value="282.7590677821">
                <text:p>282.7590677821</text:p>
              </table:table-cell>
              <table:table-cell office:value-type="float" office:value="1427140">
                <text:p>1427140</text:p>
              </table:table-cell>
              <table:table-cell office:value-type="float" office:value="65.62739">
                <text:p>65.62739</text:p>
              </table:table-cell>
            </table:table-row>
            <table:table-row>
              <table:table-cell office:value-type="float" office:value="143.09837">
                <text:p>143.09837</text:p>
              </table:table-cell>
              <table:table-cell office:value-type="float" office:value="250.9450888683">
                <text:p>250.9450888683</text:p>
              </table:table-cell>
              <table:table-cell office:value-type="float" office:value="785867">
                <text:p>785867</text:p>
              </table:table-cell>
              <table:table-cell office:value-type="float" office:value="64.78574">
                <text:p>64.78574</text:p>
              </table:table-cell>
            </table:table-row>
            <table:table-row>
              <table:table-cell office:value-type="float" office:value="153.31417">
                <text:p>153.31417</text:p>
              </table:table-cell>
              <table:table-cell office:value-type="float" office:value="282.1168816912">
                <text:p>282.1168816912</text:p>
              </table:table-cell>
              <table:table-cell office:value-type="float" office:value="966382">
                <text:p>966382</text:p>
              </table:table-cell>
              <table:table-cell office:value-type="float" office:value="66.01421">
                <text:p>66.01421</text:p>
              </table:table-cell>
            </table:table-row>
            <table:table-row>
              <table:table-cell office:value-type="float" office:value="140.56717">
                <text:p>140.56717</text:p>
              </table:table-cell>
              <table:table-cell office:value-type="float" office:value="245.3158544268">
                <text:p>245.3158544268</text:p>
              </table:table-cell>
              <table:table-cell office:value-type="float" office:value="371590">
                <text:p>371590</text:p>
              </table:table-cell>
              <table:table-cell office:value-type="float" office:value="63.43088">
                <text:p>63.43088</text:p>
              </table:table-cell>
            </table:table-row>
            <table:table-row>
              <table:table-cell office:value-type="float" office:value="167.51567">
                <text:p>167.51567</text:p>
              </table:table-cell>
              <table:table-cell office:value-type="float" office:value="321.2143744843">
                <text:p>321.2143744843</text:p>
              </table:table-cell>
              <table:table-cell office:value-type="float" office:value="1094022">
                <text:p>1094022</text:p>
              </table:table-cell>
              <table:table-cell office:value-type="float" office:value="69.61161">
                <text:p>69.61161</text:p>
              </table:table-cell>
            </table:table-row>
            <table:table-row>
              <table:table-cell office:value-type="float" office:value="155.17351">
                <text:p>155.17351</text:p>
              </table:table-cell>
              <table:table-cell office:value-type="float" office:value="285.1937688289">
                <text:p>285.1937688289</text:p>
              </table:table-cell>
              <table:table-cell office:value-type="float" office:value="818625">
                <text:p>818625</text:p>
              </table:table-cell>
              <table:table-cell office:value-type="float" office:value="67.53031">
                <text:p>67.53031</text:p>
              </table:table-cell>
            </table:table-row>
            <table:table-row>
              <table:table-cell office:value-type="float" office:value="144.28556">
                <text:p>144.28556</text:p>
              </table:table-cell>
              <table:table-cell office:value-type="float" office:value="242.1665682518">
                <text:p>242.1665682518</text:p>
              </table:table-cell>
              <table:table-cell office:value-type="float" office:value="693596">
                <text:p>693596</text:p>
              </table:table-cell>
              <table:table-cell office:value-type="float" office:value="67.14697">
                <text:p>67.14697</text:p>
              </table:table-cell>
            </table:table-row>
            <table:table-row>
              <table:table-cell office:value-type="float" office:value="161.0163">
                <text:p>161.0163</text:p>
              </table:table-cell>
              <table:table-cell office:value-type="float" office:value="305.471534824">
                <text:p>305.471534824</text:p>
              </table:table-cell>
              <table:table-cell office:value-type="float" office:value="880395">
                <text:p>880395</text:p>
              </table:table-cell>
              <table:table-cell office:value-type="float" office:value="67.97217">
                <text:p>67.97217</text:p>
              </table:table-cell>
            </table:table-row>
            <table:table-row>
              <table:table-cell office:value-type="float" office:value="151.51737">
                <text:p>151.51737</text:p>
              </table:table-cell>
              <table:table-cell office:value-type="float" office:value="270.8291735615">
                <text:p>270.8291735615</text:p>
              </table:table-cell>
              <table:table-cell office:value-type="float" office:value="597583">
                <text:p>597583</text:p>
              </table:table-cell>
              <table:table-cell office:value-type="float" office:value="67.10597">
                <text:p>67.10597</text:p>
              </table:table-cell>
            </table:table-row>
            <table:table-row>
              <table:table-cell office:value-type="float" office:value="134.14236">
                <text:p>134.14236</text:p>
              </table:table-cell>
              <table:table-cell office:value-type="float" office:value="226.1467300592">
                <text:p>226.1467300592</text:p>
              </table:table-cell>
              <table:table-cell office:value-type="float" office:value="1017801">
                <text:p>1017801</text:p>
              </table:table-cell>
              <table:table-cell office:value-type="float" office:value="62.67911">
                <text:p>62.67911</text:p>
              </table:table-cell>
            </table:table-row>
            <table:table-row>
              <table:table-cell office:value-type="float" office:value="147.06169">
                <text:p>147.06169</text:p>
              </table:table-cell>
              <table:table-cell office:value-type="float" office:value="265.9234894079">
                <text:p>265.9234894079</text:p>
              </table:table-cell>
              <table:table-cell office:value-type="float" office:value="724145">
                <text:p>724145</text:p>
              </table:table-cell>
              <table:table-cell office:value-type="float" office:value="64.78378">
                <text:p>64.78378</text:p>
              </table:table-cell>
            </table:table-row>
            <table:table-row>
              <table:table-cell office:value-type="float" office:value="151.00613">
                <text:p>151.00613</text:p>
              </table:table-cell>
              <table:table-cell office:value-type="float" office:value="273.821423441">
                <text:p>273.821423441</text:p>
              </table:table-cell>
              <table:table-cell office:value-type="float" office:value="1076565">
                <text:p>1076565</text:p>
              </table:table-cell>
              <table:table-cell office:value-type="float" office:value="66.24905">
                <text:p>66.249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2">
      <number:number number:decimal-places="3" loext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112">
      <style:chart-properties chart:display-label="true" chart:logarithmic="true" chart:minimum="0.000005" chart:maximum="0.0002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60" chart:maximum="1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="dash" draw:stroke-dash="ChartDash_20_1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 style:data-style-name="N2"/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ChartDash_20_1"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61cm" svg:height="11.592cm" xlink:href=".." xlink:type="simple" chart:class="chart:scatter" chart:row-mapping="0 1 2 3 4 5 6 7 8 9 10 11" chart:style-name="ch1">
        <chart:legend chart:legend-position="end" svg:x="10.616cm" svg:y="2.509cm" style:legend-expansion="high" chart:style-name="ch2"/>
        <chart:plot-area chart:style-name="ch3" table:cell-range-address="Sheet2.B2:Sheet2.L14" chart:data-source-has-labels="both" svg:x="1.639cm" svg:y="0cm" svg:width="8.97cm" svg:height="10.149cm">
          <chartooo:coordinate-region svg:x="2.446cm" svg:y="0cm" svg:width="8.095cm" svg:height="9.502cm"/>
          <chart:axis chart:dimension="x" chart:name="primary-x" chart:style-name="ch4" chartooo:axis-type="auto">
            <chart:title svg:x="2.826cm" svg:y="10.38cm" chart:style-name="ch5">
              <text:p>Filtering threshold (relative OTU abundance) </text:p>
            </chart:title>
            <chart:categories table:cell-range-address="Sheet2.C2:Sheet2.L2"/>
            <chart:grid chart:style-name="ch6" chart:class="major"/>
          </chart:axis>
          <chart:axis chart:dimension="y" chart:name="primary-y" chart:style-name="ch7">
            <chart:title svg:x="0.76cm" svg:y="6.256cm" chart:style-name="ch8">
              <text:p>PD_whole_tree</text:p>
            </chart:title>
            <chart:grid chart:style-name="ch6" chart:class="major"/>
          </chart:axis>
          <chart:series chart:style-name="ch9" chart:values-cell-range-address="Sheet2.C3:Sheet2.L3" chart:label-cell-address="Sheet2.B3:Sheet2.B3" chart:class="chart:scatter">
            <chart:domain table:cell-range-address="Sheet2.C2:Sheet2.L2"/>
            <chart:regression-curve chart:style-name="ch10">
              <chart:equation chart:display-equation="true" chart:display-r-square="true" svg:x="10.941cm" svg:y="2.648cm" chart:style-name="ch11"/>
            </chart:regression-curve>
            <chart:data-point chart:repeated="10"/>
          </chart:series>
          <chart:series chart:style-name="ch12" chart:values-cell-range-address="Sheet2.C4:Sheet2.L4" chart:label-cell-address="Sheet2.B4:Sheet2.B4" chart:class="chart:scatter">
            <chart:data-point chart:repeated="10"/>
          </chart:series>
          <chart:series chart:style-name="ch13" chart:values-cell-range-address="Sheet2.C5:Sheet2.L5" chart:label-cell-address="Sheet2.B5:Sheet2.B5" chart:class="chart:scatter">
            <chart:data-point chart:repeated="10"/>
          </chart:series>
          <chart:series chart:style-name="ch14" chart:values-cell-range-address="Sheet2.C6:Sheet2.L6" chart:label-cell-address="Sheet2.B6:Sheet2.B6" chart:class="chart:scatter">
            <chart:data-point chart:repeated="10"/>
          </chart:series>
          <chart:series chart:style-name="ch15" chart:values-cell-range-address="Sheet2.C7:Sheet2.L7" chart:label-cell-address="Sheet2.B7:Sheet2.B7" chart:class="chart:scatter">
            <chart:data-point chart:repeated="10"/>
          </chart:series>
          <chart:series chart:style-name="ch16" chart:values-cell-range-address="Sheet2.C8:Sheet2.L8" chart:label-cell-address="Sheet2.B8:Sheet2.B8" chart:class="chart:scatter">
            <chart:data-point chart:repeated="10"/>
          </chart:series>
          <chart:series chart:style-name="ch17" chart:values-cell-range-address="Sheet2.C9:Sheet2.L9" chart:label-cell-address="Sheet2.B9:Sheet2.B9" chart:class="chart:scatter">
            <chart:data-point chart:repeated="10"/>
          </chart:series>
          <chart:series chart:style-name="ch18" chart:values-cell-range-address="Sheet2.C10:Sheet2.L10" chart:label-cell-address="Sheet2.B10:Sheet2.B10" chart:class="chart:scatter">
            <chart:data-point chart:repeated="10"/>
          </chart:series>
          <chart:series chart:style-name="ch19" chart:values-cell-range-address="Sheet2.C11:Sheet2.L11" chart:label-cell-address="Sheet2.B11:Sheet2.B11" chart:class="chart:scatter">
            <chart:data-point chart:repeated="10"/>
          </chart:series>
          <chart:series chart:style-name="ch20" chart:values-cell-range-address="Sheet2.C12:Sheet2.L12" chart:label-cell-address="Sheet2.B12:Sheet2.B12" chart:class="chart:scatter">
            <chart:data-point chart:repeated="10"/>
          </chart:series>
          <chart:series chart:style-name="ch21" chart:values-cell-range-address="Sheet2.C13:Sheet2.L13" chart:label-cell-address="Sheet2.B13:Sheet2.B13" chart:class="chart:scatter">
            <chart:data-point chart:repeated="10"/>
          </chart:series>
          <chart:series chart:style-name="ch22" chart:values-cell-range-address="Sheet2.C14:Sheet2.L14" chart:label-cell-address="Sheet2.B14:Sheet2.B14" chart:class="chart:scatter"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0001">
                <text:p>0.00001</text:p>
                <draw:g>
                  <svg:desc>Sheet2.C2:Sheet2.L2</svg:desc>
                </draw:g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1">
                <text:p>0.000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001">
                <text:p>0.00001</text:p>
                <draw:g>
                  <svg:desc>Sheet2.C2:Sheet2.L2</svg:desc>
                </draw:g>
              </table:table-cell>
              <table:table-cell office:value-type="float" office:value="0.00002">
                <text:p>0.0000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8">
                <text:p>0.00008</text:p>
              </table:table-cell>
              <table:table-cell office:value-type="float" office:value="0.00009">
                <text:p>0.0000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16_1</text:p>
                <draw:g>
                  <svg:desc>Sheet2.B3:Sheet2.B3</svg:desc>
                </draw:g>
              </table:table-cell>
              <table:table-cell office:value-type="float" office:value="153.16518">
                <text:p>153.16518</text:p>
                <draw:g>
                  <svg:desc>Sheet2.C3:Sheet2.L3</svg:desc>
                </draw:g>
              </table:table-cell>
              <table:table-cell office:value-type="float" office:value="125.07979">
                <text:p>125.07979</text:p>
              </table:table-cell>
              <table:table-cell office:value-type="float" office:value="109.97823">
                <text:p>109.97823</text:p>
              </table:table-cell>
              <table:table-cell office:value-type="float" office:value="98.90803">
                <text:p>98.90803</text:p>
              </table:table-cell>
              <table:table-cell office:value-type="float" office:value="89.66496">
                <text:p>89.66496</text:p>
              </table:table-cell>
              <table:table-cell office:value-type="float" office:value="84.08533">
                <text:p>84.08533</text:p>
              </table:table-cell>
              <table:table-cell office:value-type="float" office:value="78.70347">
                <text:p>78.70347</text:p>
              </table:table-cell>
              <table:table-cell office:value-type="float" office:value="74.12781">
                <text:p>74.12781</text:p>
              </table:table-cell>
              <table:table-cell office:value-type="float" office:value="69.31631">
                <text:p>69.31631</text:p>
              </table:table-cell>
              <table:table-cell office:value-type="float" office:value="65.62739">
                <text:p>65.62739</text:p>
              </table:table-cell>
            </table:table-row>
            <table:table-row>
              <table:table-cell office:value-type="string">
                <text:p>2016_3</text:p>
                <draw:g>
                  <svg:desc>Sheet2.B4:Sheet2.B4</svg:desc>
                </draw:g>
              </table:table-cell>
              <table:table-cell office:value-type="float" office:value="143.09837">
                <text:p>143.09837</text:p>
                <draw:g>
                  <svg:desc>Sheet2.C4:Sheet2.L4</svg:desc>
                </draw:g>
              </table:table-cell>
              <table:table-cell office:value-type="float" office:value="120.44721">
                <text:p>120.44721</text:p>
              </table:table-cell>
              <table:table-cell office:value-type="float" office:value="105.87901">
                <text:p>105.87901</text:p>
              </table:table-cell>
              <table:table-cell office:value-type="float" office:value="95.57878">
                <text:p>95.57878</text:p>
              </table:table-cell>
              <table:table-cell office:value-type="float" office:value="87.18367">
                <text:p>87.18367</text:p>
              </table:table-cell>
              <table:table-cell office:value-type="float" office:value="81.82777">
                <text:p>81.82777</text:p>
              </table:table-cell>
              <table:table-cell office:value-type="float" office:value="76.72496">
                <text:p>76.72496</text:p>
              </table:table-cell>
              <table:table-cell office:value-type="float" office:value="72.49067">
                <text:p>72.49067</text:p>
              </table:table-cell>
              <table:table-cell office:value-type="float" office:value="68.15071">
                <text:p>68.15071</text:p>
              </table:table-cell>
              <table:table-cell office:value-type="float" office:value="64.78574">
                <text:p>64.78574</text:p>
              </table:table-cell>
            </table:table-row>
            <table:table-row>
              <table:table-cell office:value-type="string">
                <text:p>2016_2</text:p>
                <draw:g>
                  <svg:desc>Sheet2.B5:Sheet2.B5</svg:desc>
                </draw:g>
              </table:table-cell>
              <table:table-cell office:value-type="float" office:value="153.31417">
                <text:p>153.31417</text:p>
                <draw:g>
                  <svg:desc>Sheet2.C5:Sheet2.L5</svg:desc>
                </draw:g>
              </table:table-cell>
              <table:table-cell office:value-type="float" office:value="125.40754">
                <text:p>125.40754</text:p>
              </table:table-cell>
              <table:table-cell office:value-type="float" office:value="109.97595">
                <text:p>109.97595</text:p>
              </table:table-cell>
              <table:table-cell office:value-type="float" office:value="98.83806">
                <text:p>98.83806</text:p>
              </table:table-cell>
              <table:table-cell office:value-type="float" office:value="90.0252">
                <text:p>90.0252</text:p>
              </table:table-cell>
              <table:table-cell office:value-type="float" office:value="84.42973">
                <text:p>84.42973</text:p>
              </table:table-cell>
              <table:table-cell office:value-type="float" office:value="78.91745">
                <text:p>78.91745</text:p>
              </table:table-cell>
              <table:table-cell office:value-type="float" office:value="74.15965">
                <text:p>74.15965</text:p>
              </table:table-cell>
              <table:table-cell office:value-type="float" office:value="69.53299">
                <text:p>69.53299</text:p>
              </table:table-cell>
              <table:table-cell office:value-type="float" office:value="66.01421">
                <text:p>66.01421</text:p>
              </table:table-cell>
            </table:table-row>
            <table:table-row>
              <table:table-cell office:value-type="string">
                <text:p>2016_4</text:p>
                <draw:g>
                  <svg:desc>Sheet2.B6:Sheet2.B6</svg:desc>
                </draw:g>
              </table:table-cell>
              <table:table-cell office:value-type="float" office:value="140.56717">
                <text:p>140.56717</text:p>
                <draw:g>
                  <svg:desc>Sheet2.C6:Sheet2.L6</svg:desc>
                </draw:g>
              </table:table-cell>
              <table:table-cell office:value-type="float" office:value="118.13871">
                <text:p>118.13871</text:p>
              </table:table-cell>
              <table:table-cell office:value-type="float" office:value="103.35134">
                <text:p>103.35134</text:p>
              </table:table-cell>
              <table:table-cell office:value-type="float" office:value="93.58332">
                <text:p>93.58332</text:p>
              </table:table-cell>
              <table:table-cell office:value-type="float" office:value="85.32459">
                <text:p>85.32459</text:p>
              </table:table-cell>
              <table:table-cell office:value-type="float" office:value="80.57416">
                <text:p>80.57416</text:p>
              </table:table-cell>
              <table:table-cell office:value-type="float" office:value="75.60455">
                <text:p>75.60455</text:p>
              </table:table-cell>
              <table:table-cell office:value-type="float" office:value="71.5389">
                <text:p>71.5389</text:p>
              </table:table-cell>
              <table:table-cell office:value-type="float" office:value="66.96885">
                <text:p>66.96885</text:p>
              </table:table-cell>
              <table:table-cell office:value-type="float" office:value="63.43088">
                <text:p>63.43088</text:p>
              </table:table-cell>
            </table:table-row>
            <table:table-row>
              <table:table-cell office:value-type="string">
                <text:p>2017_2</text:p>
                <draw:g>
                  <svg:desc>Sheet2.B7:Sheet2.B7</svg:desc>
                </draw:g>
              </table:table-cell>
              <table:table-cell office:value-type="float" office:value="167.51567">
                <text:p>167.51567</text:p>
                <draw:g>
                  <svg:desc>Sheet2.C7:Sheet2.L7</svg:desc>
                </draw:g>
              </table:table-cell>
              <table:table-cell office:value-type="float" office:value="135.81605">
                <text:p>135.81605</text:p>
              </table:table-cell>
              <table:table-cell office:value-type="float" office:value="118.50047">
                <text:p>118.50047</text:p>
              </table:table-cell>
              <table:table-cell office:value-type="float" office:value="105.78137">
                <text:p>105.78137</text:p>
              </table:table-cell>
              <table:table-cell office:value-type="float" office:value="95.45809">
                <text:p>95.45809</text:p>
              </table:table-cell>
              <table:table-cell office:value-type="float" office:value="89.47895">
                <text:p>89.47895</text:p>
              </table:table-cell>
              <table:table-cell office:value-type="float" office:value="83.42335">
                <text:p>83.42335</text:p>
              </table:table-cell>
              <table:table-cell office:value-type="float" office:value="78.55667">
                <text:p>78.55667</text:p>
              </table:table-cell>
              <table:table-cell office:value-type="float" office:value="73.75898">
                <text:p>73.75898</text:p>
              </table:table-cell>
              <table:table-cell office:value-type="float" office:value="69.61161">
                <text:p>69.61161</text:p>
              </table:table-cell>
            </table:table-row>
            <table:table-row>
              <table:table-cell office:value-type="string">
                <text:p>2017_1</text:p>
                <draw:g>
                  <svg:desc>Sheet2.B8:Sheet2.B8</svg:desc>
                </draw:g>
              </table:table-cell>
              <table:table-cell office:value-type="float" office:value="155.17351">
                <text:p>155.17351</text:p>
                <draw:g>
                  <svg:desc>Sheet2.C8:Sheet2.L8</svg:desc>
                </draw:g>
              </table:table-cell>
              <table:table-cell office:value-type="float" office:value="129.19074">
                <text:p>129.19074</text:p>
              </table:table-cell>
              <table:table-cell office:value-type="float" office:value="113.52004">
                <text:p>113.52004</text:p>
              </table:table-cell>
              <table:table-cell office:value-type="float" office:value="101.68646">
                <text:p>101.68646</text:p>
              </table:table-cell>
              <table:table-cell office:value-type="float" office:value="91.93574">
                <text:p>91.93574</text:p>
              </table:table-cell>
              <table:table-cell office:value-type="float" office:value="86.5889">
                <text:p>86.5889</text:p>
              </table:table-cell>
              <table:table-cell office:value-type="float" office:value="80.84127">
                <text:p>80.84127</text:p>
              </table:table-cell>
              <table:table-cell office:value-type="float" office:value="75.91083">
                <text:p>75.91083</text:p>
              </table:table-cell>
              <table:table-cell office:value-type="float" office:value="71.3894">
                <text:p>71.3894</text:p>
              </table:table-cell>
              <table:table-cell office:value-type="float" office:value="67.53031">
                <text:p>67.53031</text:p>
              </table:table-cell>
            </table:table-row>
            <table:table-row>
              <table:table-cell office:value-type="string">
                <text:p>2017_3</text:p>
                <draw:g>
                  <svg:desc>Sheet2.B9:Sheet2.B9</svg:desc>
                </draw:g>
              </table:table-cell>
              <table:table-cell office:value-type="float" office:value="144.28556">
                <text:p>144.28556</text:p>
                <draw:g>
                  <svg:desc>Sheet2.C9:Sheet2.L9</svg:desc>
                </draw:g>
              </table:table-cell>
              <table:table-cell office:value-type="float" office:value="121.0534">
                <text:p>121.0534</text:p>
              </table:table-cell>
              <table:table-cell office:value-type="float" office:value="108.07061">
                <text:p>108.07061</text:p>
              </table:table-cell>
              <table:table-cell office:value-type="float" office:value="97.53473">
                <text:p>97.53473</text:p>
              </table:table-cell>
              <table:table-cell office:value-type="float" office:value="89.57894">
                <text:p>89.57894</text:p>
              </table:table-cell>
              <table:table-cell office:value-type="float" office:value="84.24151">
                <text:p>84.24151</text:p>
              </table:table-cell>
              <table:table-cell office:value-type="float" office:value="78.81077">
                <text:p>78.81077</text:p>
              </table:table-cell>
              <table:table-cell office:value-type="float" office:value="74.662">
                <text:p>74.662</text:p>
              </table:table-cell>
              <table:table-cell office:value-type="float" office:value="70.74628">
                <text:p>70.74628</text:p>
              </table:table-cell>
              <table:table-cell office:value-type="float" office:value="67.14697">
                <text:p>67.14697</text:p>
              </table:table-cell>
            </table:table-row>
            <table:table-row>
              <table:table-cell office:value-type="string">
                <text:p>2017_4</text:p>
                <draw:g>
                  <svg:desc>Sheet2.B10:Sheet2.B10</svg:desc>
                </draw:g>
              </table:table-cell>
              <table:table-cell office:value-type="float" office:value="161.0163">
                <text:p>161.0163</text:p>
                <draw:g>
                  <svg:desc>Sheet2.C10:Sheet2.L10</svg:desc>
                </draw:g>
              </table:table-cell>
              <table:table-cell office:value-type="float" office:value="131.58665">
                <text:p>131.58665</text:p>
              </table:table-cell>
              <table:table-cell office:value-type="float" office:value="115.10469">
                <text:p>115.10469</text:p>
              </table:table-cell>
              <table:table-cell office:value-type="float" office:value="102.94426">
                <text:p>102.94426</text:p>
              </table:table-cell>
              <table:table-cell office:value-type="float" office:value="92.87923">
                <text:p>92.87923</text:p>
              </table:table-cell>
              <table:table-cell office:value-type="float" office:value="86.92256">
                <text:p>86.92256</text:p>
              </table:table-cell>
              <table:table-cell office:value-type="float" office:value="81.20889">
                <text:p>81.20889</text:p>
              </table:table-cell>
              <table:table-cell office:value-type="float" office:value="76.29865">
                <text:p>76.29865</text:p>
              </table:table-cell>
              <table:table-cell office:value-type="float" office:value="71.68183">
                <text:p>71.68183</text:p>
              </table:table-cell>
              <table:table-cell office:value-type="float" office:value="67.97217">
                <text:p>67.97217</text:p>
              </table:table-cell>
            </table:table-row>
            <table:table-row>
              <table:table-cell office:value-type="string">
                <text:p>2017_5</text:p>
                <draw:g>
                  <svg:desc>Sheet2.B11:Sheet2.B11</svg:desc>
                </draw:g>
              </table:table-cell>
              <table:table-cell office:value-type="float" office:value="151.51737">
                <text:p>151.51737</text:p>
                <draw:g>
                  <svg:desc>Sheet2.C11:Sheet2.L11</svg:desc>
                </draw:g>
              </table:table-cell>
              <table:table-cell office:value-type="float" office:value="125.73631">
                <text:p>125.73631</text:p>
              </table:table-cell>
              <table:table-cell office:value-type="float" office:value="111.13573">
                <text:p>111.13573</text:p>
              </table:table-cell>
              <table:table-cell office:value-type="float" office:value="99.9114">
                <text:p>99.9114</text:p>
              </table:table-cell>
              <table:table-cell office:value-type="float" office:value="91.08632">
                <text:p>91.08632</text:p>
              </table:table-cell>
              <table:table-cell office:value-type="float" office:value="85.35427">
                <text:p>85.35427</text:p>
              </table:table-cell>
              <table:table-cell office:value-type="float" office:value="79.93563">
                <text:p>79.93563</text:p>
              </table:table-cell>
              <table:table-cell office:value-type="float" office:value="75.45909">
                <text:p>75.45909</text:p>
              </table:table-cell>
              <table:table-cell office:value-type="float" office:value="70.77406">
                <text:p>70.77406</text:p>
              </table:table-cell>
              <table:table-cell office:value-type="float" office:value="67.10597">
                <text:p>67.10597</text:p>
              </table:table-cell>
            </table:table-row>
            <table:table-row>
              <table:table-cell office:value-type="string">
                <text:p>2017_6</text:p>
                <draw:g>
                  <svg:desc>Sheet2.B12:Sheet2.B12</svg:desc>
                </draw:g>
              </table:table-cell>
              <table:table-cell office:value-type="float" office:value="134.14236">
                <text:p>134.14236</text:p>
                <draw:g>
                  <svg:desc>Sheet2.C12:Sheet2.L12</svg:desc>
                </draw:g>
              </table:table-cell>
              <table:table-cell office:value-type="float" office:value="112.70976">
                <text:p>112.70976</text:p>
              </table:table-cell>
              <table:table-cell office:value-type="float" office:value="100.8486">
                <text:p>100.8486</text:p>
              </table:table-cell>
              <table:table-cell office:value-type="float" office:value="91.2706">
                <text:p>91.2706</text:p>
              </table:table-cell>
              <table:table-cell office:value-type="float" office:value="82.85106">
                <text:p>82.85106</text:p>
              </table:table-cell>
              <table:table-cell office:value-type="float" office:value="78.29233">
                <text:p>78.29233</text:p>
              </table:table-cell>
              <table:table-cell office:value-type="float" office:value="73.14835">
                <text:p>73.14835</text:p>
              </table:table-cell>
              <table:table-cell office:value-type="float" office:value="69.36329">
                <text:p>69.36329</text:p>
              </table:table-cell>
              <table:table-cell office:value-type="float" office:value="65.46501">
                <text:p>65.46501</text:p>
              </table:table-cell>
              <table:table-cell office:value-type="float" office:value="62.67911">
                <text:p>62.67911</text:p>
              </table:table-cell>
            </table:table-row>
            <table:table-row>
              <table:table-cell office:value-type="string">
                <text:p>2017_7</text:p>
                <draw:g>
                  <svg:desc>Sheet2.B13:Sheet2.B13</svg:desc>
                </draw:g>
              </table:table-cell>
              <table:table-cell office:value-type="float" office:value="147.06169">
                <text:p>147.06169</text:p>
                <draw:g>
                  <svg:desc>Sheet2.C13:Sheet2.L13</svg:desc>
                </draw:g>
              </table:table-cell>
              <table:table-cell office:value-type="float" office:value="122.69393">
                <text:p>122.69393</text:p>
              </table:table-cell>
              <table:table-cell office:value-type="float" office:value="107.91553">
                <text:p>107.91553</text:p>
              </table:table-cell>
              <table:table-cell office:value-type="float" office:value="97.10368">
                <text:p>97.10368</text:p>
              </table:table-cell>
              <table:table-cell office:value-type="float" office:value="88.21122">
                <text:p>88.21122</text:p>
              </table:table-cell>
              <table:table-cell office:value-type="float" office:value="82.80737">
                <text:p>82.80737</text:p>
              </table:table-cell>
              <table:table-cell office:value-type="float" office:value="77.28615">
                <text:p>77.28615</text:p>
              </table:table-cell>
              <table:table-cell office:value-type="float" office:value="72.9766">
                <text:p>72.9766</text:p>
              </table:table-cell>
              <table:table-cell office:value-type="float" office:value="68.27634">
                <text:p>68.27634</text:p>
              </table:table-cell>
              <table:table-cell office:value-type="float" office:value="64.78378">
                <text:p>64.78378</text:p>
              </table:table-cell>
            </table:table-row>
            <table:table-row>
              <table:table-cell office:value-type="string">
                <text:p>2017_8</text:p>
                <draw:g>
                  <svg:desc>Sheet2.B14:Sheet2.B14</svg:desc>
                </draw:g>
              </table:table-cell>
              <table:table-cell office:value-type="float" office:value="151.00613">
                <text:p>151.00613</text:p>
                <draw:g>
                  <svg:desc>Sheet2.C14:Sheet2.L14</svg:desc>
                </draw:g>
              </table:table-cell>
              <table:table-cell office:value-type="float" office:value="125.85845">
                <text:p>125.85845</text:p>
              </table:table-cell>
              <table:table-cell office:value-type="float" office:value="110.43479">
                <text:p>110.43479</text:p>
              </table:table-cell>
              <table:table-cell office:value-type="float" office:value="99.44263">
                <text:p>99.44263</text:p>
              </table:table-cell>
              <table:table-cell office:value-type="float" office:value="90.00139">
                <text:p>90.00139</text:p>
              </table:table-cell>
              <table:table-cell office:value-type="float" office:value="84.64923">
                <text:p>84.64923</text:p>
              </table:table-cell>
              <table:table-cell office:value-type="float" office:value="79.32482">
                <text:p>79.32482</text:p>
              </table:table-cell>
              <table:table-cell office:value-type="float" office:value="74.81873">
                <text:p>74.81873</text:p>
              </table:table-cell>
              <table:table-cell office:value-type="float" office:value="69.97532">
                <text:p>69.97532</text:p>
              </table:table-cell>
              <table:table-cell office:value-type="float" office:value="66.24905">
                <text:p>66.249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